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35">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41">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41">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44">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45">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45">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47">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48">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48">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50">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52">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28" style:family="paragraph" style:parent-style-name="Standard" style:list-style-name="WWNum17">
      <style:paragraph-properties fo:margin-left="0.3228in" fo:margin-right="0in" fo:margin-top="0in" fo:margin-bottom="0in" loext:contextual-spacing="false" fo:line-height="114%" fo:text-indent="-0.25in" style:auto-text-indent="false" fo:padding="0in" fo:border="none"/>
    </style:style>
    <style:style style:name="P29" style:family="paragraph" style:parent-style-name="Standard" style:list-style-name="WWNum17">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22">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22">
      <style:paragraph-properties fo:margin-left="0.3228in" fo:margin-right="0in" fo:margin-top="0in" fo:margin-bottom="0in" loext:contextual-spacing="false" fo:line-height="114%" fo:text-indent="-0.25in" style:auto-text-indent="false" fo:padding="0in" fo:border="none"/>
    </style:style>
    <style:style style:name="P32" style:family="paragraph" style:parent-style-name="Standard" style:list-style-name="WWNum25">
      <style:paragraph-properties fo:margin-left="0.3228in" fo:margin-right="0in" fo:margin-top="0in" fo:margin-bottom="0in" loext:contextual-spacing="false" fo:line-height="114%" fo:text-indent="-0.25in" style:auto-text-indent="false" fo:padding="0in" fo:border="none"/>
    </style:style>
    <style:style style:name="P33" style:family="paragraph" style:parent-style-name="Standard" style:list-style-name="WWNum25">
      <style:paragraph-properties fo:margin-left="0.3228in" fo:margin-right="0in" fo:margin-top="0in" fo:margin-bottom="0in" loext:contextual-spacing="false" fo:line-height="114%" fo:text-indent="-0.25in" style:auto-text-indent="false" fo:padding="0in" fo:border="none"/>
    </style:style>
    <style:style style:name="P34" style:family="paragraph" style:parent-style-name="Standard" style:list-style-name="WWNum28">
      <style:paragraph-properties fo:margin-left="0.3228in" fo:margin-right="0in" fo:margin-top="0in" fo:margin-bottom="0in" loext:contextual-spacing="false" fo:line-height="114%" fo:text-indent="-0.25in" style:auto-text-indent="false" fo:padding="0in" fo:border="none"/>
    </style:style>
    <style:style style:name="P35" style:family="paragraph" style:parent-style-name="Standard" style:list-style-name="WWNum28">
      <style:paragraph-properties fo:margin-left="0.3228in" fo:margin-right="0in" fo:margin-top="0in" fo:margin-bottom="0in" loext:contextual-spacing="false" fo:line-height="114%" fo:text-indent="-0.25in" style:auto-text-indent="false" fo:padding="0in" fo:border="none"/>
    </style:style>
    <style:style style:name="P36" style:family="paragraph" style:parent-style-name="Standard" style:list-style-name="WWNum31">
      <style:paragraph-properties fo:margin-left="0.3228in" fo:margin-right="0in" fo:margin-top="0in" fo:margin-bottom="0in" loext:contextual-spacing="false" fo:line-height="114%" fo:text-indent="-0.25in" style:auto-text-indent="false" fo:padding="0in" fo:border="none"/>
    </style:style>
    <style:style style:name="P37" style:family="paragraph" style:parent-style-name="Standard" style:list-style-name="WWNum32">
      <style:paragraph-properties fo:margin-left="0.3228in" fo:margin-right="0in" fo:margin-top="0in" fo:margin-bottom="0in" loext:contextual-spacing="false" fo:line-height="114%" fo:text-indent="-0.25in" style:auto-text-indent="false" fo:padding="0in" fo:border="none"/>
    </style:style>
    <style:style style:name="P38" style:family="paragraph" style:parent-style-name="Standard" style:list-style-name="WWNum33">
      <style:paragraph-properties fo:margin-left="0.3228in" fo:margin-right="0in" fo:margin-top="0in" fo:margin-bottom="0in" loext:contextual-spacing="false" fo:line-height="114%" fo:text-indent="-0.25in" style:auto-text-indent="false" fo:padding="0in" fo:border="none"/>
    </style:style>
    <style:style style:name="P39" style:family="paragraph" style:parent-style-name="Standard" style:list-style-name="WWNum34">
      <style:paragraph-properties fo:margin-left="0.3228in" fo:margin-right="0in" fo:margin-top="0in" fo:margin-bottom="0in" loext:contextual-spacing="false" fo:line-height="114%" fo:text-indent="-0.25in" style:auto-text-indent="false" fo:padding="0in" fo:border="none"/>
    </style:style>
    <style:style style:name="P40" style:family="paragraph" style:parent-style-name="Standard" style:list-style-name="WWNum36">
      <style:paragraph-properties fo:margin-left="0.3228in" fo:margin-right="0in" fo:margin-top="0in" fo:margin-bottom="0in" loext:contextual-spacing="false" fo:line-height="114%" fo:text-indent="-0.25in" style:auto-text-indent="false" fo:padding="0in" fo:border="none"/>
    </style:style>
    <style:style style:name="P41" style:family="paragraph" style:parent-style-name="Standard" style:list-style-name="WWNum37">
      <style:paragraph-properties fo:margin-left="0.3228in" fo:margin-right="0in" fo:margin-top="0in" fo:margin-bottom="0in" loext:contextual-spacing="false" fo:line-height="114%" fo:text-indent="-0.25in" style:auto-text-indent="false" fo:padding="0in" fo:border="none"/>
    </style:style>
    <style:style style:name="P42" style:family="paragraph" style:parent-style-name="Standard" style:list-style-name="WWNum38">
      <style:paragraph-properties fo:margin-left="0.3228in" fo:margin-right="0in" fo:margin-top="0in" fo:margin-bottom="0in" loext:contextual-spacing="false" fo:line-height="114%" fo:text-indent="-0.25in" style:auto-text-indent="false" fo:padding="0in" fo:border="none"/>
    </style:style>
    <style:style style:name="P43"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44"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45" style:family="paragraph" style:parent-style-name="Standard" style:list-style-name="WWNum35">
      <style:paragraph-properties fo:margin-left="0.3228in" fo:margin-right="0in" fo:margin-top="0in" fo:margin-bottom="0.0835in" loext:contextual-spacing="false" fo:line-height="114%" fo:text-indent="-0.25in" style:auto-text-indent="false" fo:padding="0in" fo:border="none"/>
    </style:style>
    <style:style style:name="P46" style:family="paragraph" style:parent-style-name="Standard" style:list-style-name="WWNum44">
      <style:paragraph-properties fo:margin-left="0.3228in" fo:margin-right="0in" fo:margin-top="0in" fo:margin-bottom="0.0835in" loext:contextual-spacing="false" fo:line-height="114%" fo:text-indent="-0.25in" style:auto-text-indent="false" fo:padding="0in" fo:border="none"/>
    </style:style>
    <style:style style:name="P47" style:family="paragraph" style:parent-style-name="Standard" style:list-style-name="WWNum45">
      <style:paragraph-properties fo:margin-left="0.3228in" fo:margin-right="0in" fo:margin-top="0in" fo:margin-bottom="0.0835in" loext:contextual-spacing="false" fo:line-height="114%" fo:text-indent="-0.25in" style:auto-text-indent="false" fo:padding="0in" fo:border="none"/>
    </style:style>
    <style:style style:name="P48" style:family="paragraph" style:parent-style-name="Standard" style:list-style-name="WWNum47">
      <style:paragraph-properties fo:margin-left="0.3228in" fo:margin-right="0in" fo:margin-top="0in" fo:margin-bottom="0.0835in" loext:contextual-spacing="false" fo:line-height="114%" fo:text-indent="-0.25in" style:auto-text-indent="false" fo:padding="0in" fo:border="none"/>
    </style:style>
    <style:style style:name="P49" style:family="paragraph" style:parent-style-name="Standard" style:list-style-name="WWNum48">
      <style:paragraph-properties fo:margin-left="0.3228in" fo:margin-right="0in" fo:margin-top="0in" fo:margin-bottom="0.0835in" loext:contextual-spacing="false" fo:line-height="114%" fo:text-indent="-0.25in" style:auto-text-indent="false" fo:padding="0in" fo:border="none"/>
    </style:style>
    <style:style style:name="P50" style:family="paragraph" style:parent-style-name="Standard" style:list-style-name="WWNum50">
      <style:paragraph-properties fo:margin-left="0.3228in" fo:margin-right="0in" fo:margin-top="0in" fo:margin-bottom="0.0835in" loext:contextual-spacing="false" fo:line-height="114%" fo:text-indent="-0.25in" style:auto-text-indent="false" fo:padding="0in" fo:border="none"/>
    </style:style>
    <style:style style:name="P51" style:family="paragraph" style:parent-style-name="Standard" style:list-style-name="WWNum52">
      <style:paragraph-properties fo:margin-left="0.3228in" fo:margin-right="0in" fo:margin-top="0in" fo:margin-bottom="0.0835in" loext:contextual-spacing="false" fo:line-height="114%" fo:text-indent="-0.25in" style:auto-text-indent="false" fo:padding="0in" fo:border="none"/>
    </style:style>
    <style:style style:name="P52"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53" style:family="paragraph" style:parent-style-name="Standard" style:list-style-name="WWNum11">
      <style:paragraph-properties fo:margin-left="0.3228in" fo:margin-right="0in" fo:margin-top="0in" fo:margin-bottom="0.0835in" loext:contextual-spacing="false" fo:line-height="114%" fo:text-indent="-0.25in" style:auto-text-indent="false" fo:padding="0in" fo:border="none"/>
    </style:style>
    <style:style style:name="P54"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55"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56"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57" style:family="paragraph" style:parent-style-name="Standard" style:list-style-name="WWNum31">
      <style:paragraph-properties fo:margin-left="0.3228in" fo:margin-right="0in" fo:margin-top="0in" fo:margin-bottom="0.0835in" loext:contextual-spacing="false" fo:line-height="114%" fo:text-indent="-0.25in" style:auto-text-indent="false" fo:padding="0in" fo:border="none"/>
    </style:style>
    <style:style style:name="P58" style:family="paragraph" style:parent-style-name="Standard" style:list-style-name="WWNum32">
      <style:paragraph-properties fo:margin-left="0.3228in" fo:margin-right="0in" fo:margin-top="0in" fo:margin-bottom="0.0835in" loext:contextual-spacing="false" fo:line-height="114%" fo:text-indent="-0.25in" style:auto-text-indent="false" fo:padding="0in" fo:border="none"/>
    </style:style>
    <style:style style:name="P59" style:family="paragraph" style:parent-style-name="Standard" style:list-style-name="WWNum33">
      <style:paragraph-properties fo:margin-left="0.3228in" fo:margin-right="0in" fo:margin-top="0in" fo:margin-bottom="0.0835in" loext:contextual-spacing="false" fo:line-height="114%" fo:text-indent="-0.25in" style:auto-text-indent="false" fo:padding="0in" fo:border="none"/>
    </style:style>
    <style:style style:name="P60" style:family="paragraph" style:parent-style-name="Standard" style:list-style-name="WWNum34">
      <style:paragraph-properties fo:margin-left="0.3228in" fo:margin-right="0in" fo:margin-top="0in" fo:margin-bottom="0.0835in" loext:contextual-spacing="false" fo:line-height="114%" fo:text-indent="-0.25in" style:auto-text-indent="false" fo:padding="0in" fo:border="none"/>
    </style:style>
    <style:style style:name="P61" style:family="paragraph" style:parent-style-name="Standard" style:list-style-name="WWNum36">
      <style:paragraph-properties fo:margin-left="0.3228in" fo:margin-right="0in" fo:margin-top="0in" fo:margin-bottom="0.0835in" loext:contextual-spacing="false" fo:line-height="114%" fo:text-indent="-0.25in" style:auto-text-indent="false" fo:padding="0in" fo:border="none"/>
    </style:style>
    <style:style style:name="P62" style:family="paragraph" style:parent-style-name="Standard" style:list-style-name="WWNum37">
      <style:paragraph-properties fo:margin-left="0.3228in" fo:margin-right="0in" fo:margin-top="0in" fo:margin-bottom="0.0835in" loext:contextual-spacing="false" fo:line-height="114%" fo:text-indent="-0.25in" style:auto-text-indent="false" fo:padding="0in" fo:border="none"/>
    </style:style>
    <style:style style:name="P63" style:family="paragraph" style:parent-style-name="Standard" style:list-style-name="WWNum38">
      <style:paragraph-properties fo:margin-left="0.3228in" fo:margin-right="0in" fo:margin-top="0in" fo:margin-bottom="0.0835in" loext:contextual-spacing="false" fo:line-height="114%" fo:text-indent="-0.25in" style:auto-text-indent="false" fo:padding="0in" fo:border="none"/>
    </style:style>
    <style:style style:name="P64" style:family="paragraph" style:parent-style-name="Standard" style:list-style-name="WWNum42">
      <style:paragraph-properties fo:margin-left="0.6043in" fo:margin-right="0in" fo:margin-top="0in" fo:margin-bottom="0in" loext:contextual-spacing="false" fo:line-height="114%" fo:text-indent="-0.25in" style:auto-text-indent="false" fo:padding="0in" fo:border="none"/>
    </style:style>
    <style:style style:name="P65" style:family="paragraph" style:parent-style-name="Standard" style:list-style-name="WWNum42">
      <style:paragraph-properties fo:margin-left="0.6043in" fo:margin-right="0in" fo:margin-top="0in" fo:margin-bottom="0in" loext:contextual-spacing="false" fo:line-height="114%" fo:text-indent="-0.25in" style:auto-text-indent="false" fo:padding="0in" fo:border="none"/>
    </style:style>
    <style:style style:name="P66" style:family="paragraph" style:parent-style-name="Standard" style:list-style-name="WWNum46">
      <style:paragraph-properties fo:margin-left="0.6043in" fo:margin-right="0in" fo:margin-top="0in" fo:margin-bottom="0in" loext:contextual-spacing="false" fo:line-height="114%" fo:text-indent="-0.25in" style:auto-text-indent="false" fo:padding="0in" fo:border="none"/>
    </style:style>
    <style:style style:name="P67" style:family="paragraph" style:parent-style-name="Standard" style:list-style-name="WWNum49">
      <style:paragraph-properties fo:margin-left="0.6043in" fo:margin-right="0in" fo:margin-top="0in" fo:margin-bottom="0in" loext:contextual-spacing="false" fo:line-height="114%" fo:text-indent="-0.25in" style:auto-text-indent="false" fo:padding="0in" fo:border="none"/>
    </style:style>
    <style:style style:name="P68" style:family="paragraph" style:parent-style-name="Standard" style:list-style-name="WWNum51">
      <style:paragraph-properties fo:margin-left="0.6043in" fo:margin-right="0in" fo:margin-top="0in" fo:margin-bottom="0in" loext:contextual-spacing="false" fo:line-height="114%" fo:text-indent="-0.25in" style:auto-text-indent="false" fo:padding="0in" fo:border="none"/>
    </style:style>
    <style:style style:name="P69" style:family="paragraph" style:parent-style-name="Standard" style:list-style-name="WWNum51">
      <style:paragraph-properties fo:margin-left="0.6043in" fo:margin-right="0in" fo:margin-top="0in" fo:margin-bottom="0in" loext:contextual-spacing="false" fo:line-height="114%" fo:text-indent="-0.25in" style:auto-text-indent="false" fo:padding="0in" fo:border="none"/>
    </style:style>
    <style:style style:name="P70"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71" style:family="paragraph" style:parent-style-name="Standard" style:list-style-name="WWNum3">
      <style:paragraph-properties fo:margin-left="0.6043in" fo:margin-right="0in" fo:margin-top="0in" fo:margin-bottom="0in" loext:contextual-spacing="false" fo:line-height="114%" fo:text-indent="-0.25in" style:auto-text-indent="false" fo:padding="0in" fo:border="none"/>
    </style:style>
    <style:style style:name="P72" style:family="paragraph" style:parent-style-name="Standard" style:list-style-name="WWNum5">
      <style:paragraph-properties fo:margin-left="0.6043in" fo:margin-right="0in" fo:margin-top="0in" fo:margin-bottom="0in" loext:contextual-spacing="false" fo:line-height="114%" fo:text-indent="-0.25in" style:auto-text-indent="false" fo:padding="0in" fo:border="none"/>
    </style:style>
    <style:style style:name="P73"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74"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75" style:family="paragraph" style:parent-style-name="Standard" style:list-style-name="WWNum9">
      <style:paragraph-properties fo:margin-left="0.6043in" fo:margin-right="0in" fo:margin-top="0in" fo:margin-bottom="0in" loext:contextual-spacing="false" fo:line-height="114%" fo:text-indent="-0.25in" style:auto-text-indent="false" fo:padding="0in" fo:border="none"/>
    </style:style>
    <style:style style:name="P76"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77" style:family="paragraph" style:parent-style-name="Standard" style:list-style-name="WWNum14">
      <style:paragraph-properties fo:margin-left="0.6043in" fo:margin-right="0in" fo:margin-top="0in" fo:margin-bottom="0in" loext:contextual-spacing="false" fo:line-height="114%" fo:text-indent="-0.25in" style:auto-text-indent="false" fo:padding="0in" fo:border="none"/>
    </style:style>
    <style:style style:name="P78" style:family="paragraph" style:parent-style-name="Standard" style:list-style-name="WWNum19">
      <style:paragraph-properties fo:margin-left="0.6043in" fo:margin-right="0in" fo:margin-top="0in" fo:margin-bottom="0in" loext:contextual-spacing="false" fo:line-height="114%" fo:text-indent="-0.25in" style:auto-text-indent="false" fo:padding="0in" fo:border="none"/>
    </style:style>
    <style:style style:name="P79" style:family="paragraph" style:parent-style-name="Standard" style:list-style-name="WWNum19">
      <style:paragraph-properties fo:margin-left="0.6043in" fo:margin-right="0in" fo:margin-top="0in" fo:margin-bottom="0in" loext:contextual-spacing="false" fo:line-height="114%" fo:text-indent="-0.25in" style:auto-text-indent="false" fo:padding="0in" fo:border="none"/>
    </style:style>
    <style:style style:name="P80" style:family="paragraph" style:parent-style-name="Standard" style:list-style-name="WWNum20">
      <style:paragraph-properties fo:margin-left="0.6043in" fo:margin-right="0in" fo:margin-top="0in" fo:margin-bottom="0in" loext:contextual-spacing="false" fo:line-height="114%" fo:text-indent="-0.25in" style:auto-text-indent="false" fo:padding="0in" fo:border="none"/>
    </style:style>
    <style:style style:name="P81" style:family="paragraph" style:parent-style-name="Standard" style:list-style-name="WWNum20">
      <style:paragraph-properties fo:margin-left="0.6043in" fo:margin-right="0in" fo:margin-top="0in" fo:margin-bottom="0in" loext:contextual-spacing="false" fo:line-height="114%" fo:text-indent="-0.25in" style:auto-text-indent="false" fo:padding="0in" fo:border="none"/>
    </style:style>
    <style:style style:name="P82" style:family="paragraph" style:parent-style-name="Standard" style:list-style-name="WWNum21">
      <style:paragraph-properties fo:margin-left="0.6043in" fo:margin-right="0in" fo:margin-top="0in" fo:margin-bottom="0in" loext:contextual-spacing="false" fo:line-height="114%" fo:text-indent="-0.25in" style:auto-text-indent="false" fo:padding="0in" fo:border="none"/>
    </style:style>
    <style:style style:name="P83" style:family="paragraph" style:parent-style-name="Standard" style:list-style-name="WWNum23">
      <style:paragraph-properties fo:margin-left="0.6043in" fo:margin-right="0in" fo:margin-top="0in" fo:margin-bottom="0in" loext:contextual-spacing="false" fo:line-height="114%" fo:text-indent="-0.25in" style:auto-text-indent="false" fo:padding="0in" fo:border="none"/>
    </style:style>
    <style:style style:name="P84" style:family="paragraph" style:parent-style-name="Standard" style:list-style-name="WWNum23">
      <style:paragraph-properties fo:margin-left="0.6043in" fo:margin-right="0in" fo:margin-top="0in" fo:margin-bottom="0in" loext:contextual-spacing="false" fo:line-height="114%" fo:text-indent="-0.25in" style:auto-text-indent="false" fo:padding="0in" fo:border="none"/>
    </style:style>
    <style:style style:name="P85" style:family="paragraph" style:parent-style-name="Standard" style:list-style-name="WWNum24">
      <style:paragraph-properties fo:margin-left="0.6043in" fo:margin-right="0in" fo:margin-top="0in" fo:margin-bottom="0in" loext:contextual-spacing="false" fo:line-height="114%" fo:text-indent="-0.25in" style:auto-text-indent="false" fo:padding="0in" fo:border="none"/>
    </style:style>
    <style:style style:name="P86" style:family="paragraph" style:parent-style-name="Standard" style:list-style-name="WWNum26">
      <style:paragraph-properties fo:margin-left="0.6043in" fo:margin-right="0in" fo:margin-top="0in" fo:margin-bottom="0in" loext:contextual-spacing="false" fo:line-height="114%" fo:text-indent="-0.25in" style:auto-text-indent="false" fo:padding="0in" fo:border="none"/>
    </style:style>
    <style:style style:name="P87" style:family="paragraph" style:parent-style-name="Standard" style:list-style-name="WWNum26">
      <style:paragraph-properties fo:margin-left="0.6043in" fo:margin-right="0in" fo:margin-top="0in" fo:margin-bottom="0in" loext:contextual-spacing="false" fo:line-height="114%" fo:text-indent="-0.25in" style:auto-text-indent="false" fo:padding="0in" fo:border="none"/>
    </style:style>
    <style:style style:name="P88" style:family="paragraph" style:parent-style-name="Standard" style:list-style-name="WWNum27">
      <style:paragraph-properties fo:margin-left="0.6043in" fo:margin-right="0in" fo:margin-top="0in" fo:margin-bottom="0in" loext:contextual-spacing="false" fo:line-height="114%" fo:text-indent="-0.25in" style:auto-text-indent="false" fo:padding="0in" fo:border="none"/>
    </style:style>
    <style:style style:name="P89" style:family="paragraph" style:parent-style-name="Standard" style:list-style-name="WWNum29">
      <style:paragraph-properties fo:margin-left="0.6043in" fo:margin-right="0in" fo:margin-top="0in" fo:margin-bottom="0in" loext:contextual-spacing="false" fo:line-height="114%" fo:text-indent="-0.25in" style:auto-text-indent="false" fo:padding="0in" fo:border="none"/>
    </style:style>
    <style:style style:name="P90" style:family="paragraph" style:parent-style-name="Standard" style:list-style-name="WWNum43">
      <style:paragraph-properties fo:margin-left="0.6043in" fo:margin-right="0in" fo:margin-top="0in" fo:margin-bottom="0.0835in" loext:contextual-spacing="false" fo:line-height="114%" fo:text-indent="-0.25in" style:auto-text-indent="false" fo:padding="0in" fo:border="none"/>
    </style:style>
    <style:style style:name="P91" style:family="paragraph" style:parent-style-name="Standard" style:list-style-name="WWNum3">
      <style:paragraph-properties fo:margin-left="0.6043in" fo:margin-right="0in" fo:margin-top="0in" fo:margin-bottom="0.0835in" loext:contextual-spacing="false" fo:line-height="114%" fo:text-indent="-0.25in" style:auto-text-indent="false" fo:padding="0in" fo:border="none"/>
    </style:style>
    <style:style style:name="P92" style:family="paragraph" style:parent-style-name="Standard" style:list-style-name="WWNum5">
      <style:paragraph-properties fo:margin-left="0.6043in" fo:margin-right="0in" fo:margin-top="0in" fo:margin-bottom="0.0835in" loext:contextual-spacing="false" fo:line-height="114%" fo:text-indent="-0.25in" style:auto-text-indent="false" fo:padding="0in" fo:border="none"/>
    </style:style>
    <style:style style:name="P93" style:family="paragraph" style:parent-style-name="Standard" style:list-style-name="WWNum7">
      <style:paragraph-properties fo:margin-left="0.6043in" fo:margin-right="0in" fo:margin-top="0in" fo:margin-bottom="0.0835in" loext:contextual-spacing="false" fo:line-height="114%" fo:text-indent="-0.25in" style:auto-text-indent="false" fo:padding="0in" fo:border="none"/>
    </style:style>
    <style:style style:name="P94" style:family="paragraph" style:parent-style-name="Standard" style:list-style-name="WWNum9">
      <style:paragraph-properties fo:margin-left="0.6043in" fo:margin-right="0in" fo:margin-top="0in" fo:margin-bottom="0.0835in" loext:contextual-spacing="false" fo:line-height="114%" fo:text-indent="-0.25in" style:auto-text-indent="false" fo:padding="0in" fo:border="none"/>
    </style:style>
    <style:style style:name="P95" style:family="paragraph" style:parent-style-name="Standard" style:list-style-name="WWNum21">
      <style:paragraph-properties fo:margin-left="0.6043in" fo:margin-right="0in" fo:margin-top="0in" fo:margin-bottom="0.0835in" loext:contextual-spacing="false" fo:line-height="114%" fo:text-indent="-0.25in" style:auto-text-indent="false" fo:padding="0in" fo:border="none"/>
    </style:style>
    <style:style style:name="P96" style:family="paragraph" style:parent-style-name="Standard" style:list-style-name="WWNum24">
      <style:paragraph-properties fo:margin-left="0.6043in" fo:margin-right="0in" fo:margin-top="0in" fo:margin-bottom="0.0835in" loext:contextual-spacing="false" fo:line-height="114%" fo:text-indent="-0.25in" style:auto-text-indent="false" fo:padding="0in" fo:border="none"/>
    </style:style>
    <style:style style:name="P97" style:family="paragraph" style:parent-style-name="Standard" style:list-style-name="WWNum27">
      <style:paragraph-properties fo:margin-left="0.6043in" fo:margin-right="0in" fo:margin-top="0in" fo:margin-bottom="0.0835in" loext:contextual-spacing="false" fo:line-height="114%" fo:text-indent="-0.25in" style:auto-text-indent="false" fo:padding="0in" fo:border="none"/>
    </style:style>
    <style:style style:name="P98" style:family="paragraph" style:parent-style-name="Standard">
      <style:paragraph-properties fo:line-height="114%" fo:padding="0in" fo:border="none"/>
      <style:text-properties fo:color="#1f1f1f" style:font-name="Google Sans Text" style:font-name-asian="Google Sans Text1" style:font-name-complex="Google Sans Text1"/>
    </style:style>
    <style:style style:name="P99" style:family="paragraph" style:parent-style-name="Standard">
      <style:paragraph-properties fo:margin-top="0.0835in" fo:margin-bottom="0.0835in" loext:contextual-spacing="false" fo:line-height="114%" fo:padding="0in" fo:border="none"/>
    </style:style>
    <style:style style:name="P100" style:family="paragraph" style:parent-style-name="Standard" style:list-style-name="WWNum30">
      <style:paragraph-properties fo:margin-left="0.6146in" fo:margin-right="0in" fo:margin-top="0in" fo:margin-bottom="0in" loext:contextual-spacing="false" fo:line-height="114%" fo:text-indent="-0.25in" style:auto-text-indent="false" fo:padding="0in" fo:border="none"/>
    </style:style>
    <style:style style:name="P101" style:family="paragraph" style:parent-style-name="Standard" style:list-style-name="WWNum30">
      <style:paragraph-properties fo:margin-left="0.6146in" fo:margin-right="0in" fo:margin-top="0in" fo:margin-bottom="0in" loext:contextual-spacing="false" fo:line-height="114%" fo:text-indent="-0.25in" style:auto-text-indent="false" fo:padding="0in" fo:border="none"/>
    </style:style>
    <style:style style:name="P102" style:family="paragraph" style:parent-style-name="Standard" style:list-style-name="WWNum30">
      <style:paragraph-properties fo:margin-left="0.6146in" fo:margin-right="0in" fo:margin-top="0in" fo:margin-bottom="0.0835in" loext:contextual-spacing="false" fo:line-height="114%" fo:text-indent="-0.25in" style:auto-text-indent="false" fo:padding="0in" fo:border="none"/>
    </style:style>
    <style:style style:name="P103" style:family="paragraph" style:parent-style-name="Standard" style:list-style-name="WWNum39">
      <style:paragraph-properties fo:margin-left="0.3335in" fo:margin-right="0in" fo:margin-top="0in" fo:margin-bottom="0in" loext:contextual-spacing="false" fo:line-height="114%" fo:text-indent="-0.25in" style:auto-text-indent="false" fo:padding="0in" fo:border="none"/>
    </style:style>
    <style:style style:name="P104" style:family="paragraph" style:parent-style-name="Standard" style:list-style-name="WWNum39">
      <style:paragraph-properties fo:margin-left="0.3335in" fo:margin-right="0in" fo:margin-top="0in" fo:margin-bottom="0in" loext:contextual-spacing="false" fo:line-height="114%" fo:text-indent="-0.25in" style:auto-text-indent="false" fo:padding="0in" fo:border="none"/>
    </style:style>
    <style:style style:name="P105" style:family="paragraph" style:parent-style-name="Standard" style:list-style-name="WWNum39">
      <style:paragraph-properties fo:margin-left="0.3335in" fo:margin-right="0in" fo:margin-top="0in" fo:margin-bottom="0.0835in" loext:contextual-spacing="false" fo:line-height="114%" fo:text-indent="-0.25in" style:auto-text-indent="false" fo:padding="0in" fo:border="none"/>
    </style:style>
    <style:style style:name="P106" style:family="paragraph" style:parent-style-name="Standard">
      <style:paragraph-properties fo:margin-top="0.1665in" fo:margin-bottom="0.1772in" loext:contextual-spacing="false" fo:line-height="114%" fo:padding="0in" fo:border="none"/>
    </style:style>
    <style:style style:name="P107" style:family="paragraph" style:parent-style-name="Standard" style:list-style-name="WWNum40">
      <style:paragraph-properties fo:margin-left="0.4165in" fo:margin-right="0in" fo:text-indent="-0.25in" style:auto-text-indent="false" fo:padding="0in" fo:border="none"/>
    </style:style>
    <style:style style:name="P108" style:family="paragraph" style:parent-style-name="Heading_20_1" style:master-page-name="Standard">
      <style:paragraph-properties fo:margin-top="0in" fo:margin-bottom="0.0835in" loext:contextual-spacing="false" fo:line-height="114%" style:page-number="1" fo:padding="0in" fo:border="none"/>
    </style:style>
    <style:style style:name="P109" style:family="paragraph" style:parent-style-name="Heading_20_4">
      <style:paragraph-properties fo:margin-top="0in" fo:margin-bottom="0.0835in" loext:contextual-spacing="false" fo:line-height="114%" fo:padding="0in" fo:border="none"/>
    </style:style>
    <style:style style:name="P110" style:family="paragraph" style:parent-style-name="Heading_20_4">
      <style:paragraph-properties fo:margin-top="0.1665in" fo:margin-bottom="0.0835in" loext:contextual-spacing="false" fo:line-height="114%" fo:padding="0in" fo:border="none"/>
    </style:style>
    <style:style style:name="P111" style:family="paragraph" style:parent-style-name="Heading_20_4">
      <style:paragraph-properties fo:margin-top="0in" fo:margin-bottom="0.1772in" loext:contextual-spacing="false" fo:line-height="100%" fo:padding="0in" fo:border="none"/>
    </style:style>
    <style:style style:name="P112" style:family="paragraph" style:parent-style-name="Heading_20_3">
      <style:paragraph-properties fo:margin-top="0in" fo:margin-bottom="0.0835in" loext:contextual-spacing="false" fo:line-height="114%" fo:padding="0in" fo:border="none"/>
    </style:style>
    <style:style style:name="P113" style:family="paragraph" style:parent-style-name="Heading_20_3">
      <style:paragraph-properties fo:margin-top="0.1665in" fo:margin-bottom="0.0835in" loext:contextual-spacing="false" fo:line-height="114%" fo:padding="0in" fo:border="none"/>
    </style:style>
    <style:style style:name="P114" style:family="paragraph" style:parent-style-name="Heading_20_2">
      <style:paragraph-properties fo:margin-top="0in" fo:margin-bottom="0.0835in" loext:contextual-spacing="false" fo:line-height="114%" fo:padding="0in" fo:border="none"/>
    </style:style>
    <style:style style:name="P115" style:family="paragraph" style:parent-style-name="Heading_20_2">
      <style:paragraph-properties fo:margin-top="0.0835in" fo:margin-bottom="0.0835in" loext:contextual-spacing="false" fo:line-height="114%" fo:padding="0in" fo:border="none"/>
    </style:style>
    <style:style style:name="P116"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Text" style:font-name-asian="Google Sans Text1" style:font-name-complex="Google Sans Text1"/>
    </style:style>
    <style:style style:name="T3" style:family="text">
      <style:text-properties fo:color="#1f1f1f" style:font-name="Google Sans Text" fo:font-style="italic" style:font-name-asian="Google Sans Text1" style:font-style-asian="italic" style:font-name-complex="Google Sans Text1" style:font-style-complex="italic"/>
    </style:style>
    <style:style style:name="T4" style:family="text">
      <style:text-properties fo:color="#1f1f1f" style:font-name="Google Sans Text" fo:font-weight="bold" style:font-name-asian="Google Sans Text1" style:font-weight-asian="bold" style:font-name-complex="Google Sans Text1" style:font-weight-complex="bold"/>
    </style:style>
    <style:style style:name="T5" style:family="text">
      <style:text-properties fo:color="#1f1f1f" style:font-name="Google Sans Text" fo:background-color="#f0f4f9" loext:char-shading-value="0" style:font-name-asian="Google Sans Text1" style:font-name-complex="Google Sans Text1"/>
    </style:style>
    <style:style style:name="T6" style:family="text">
      <style:text-properties fo:color="#444746" style:text-position="super 58%" style:font-name="Google Sans Text" fo:font-size="12pt" style:font-name-asian="Google Sans Text1" style:font-size-asian="12pt" style:font-name-complex="Google Sans Text1" style:font-size-complex="12pt"/>
    </style:style>
    <style:style style:name="T7" style:family="text">
      <style:text-properties fo:color="#444746" style:font-name="Google Sans Text" fo:background-color="#f0f4f9" loext:char-shading-value="0" style:font-name-asian="Google Sans Text1" style:font-name-complex="Google Sans Text1"/>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9" style:family="text">
      <style:text-properties fo:color="#b5590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0" style:family="text">
      <style:text-properties fo:color="#18803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1" style:family="text">
      <style:text-properties style:font-name="Google Sans" style:font-name-asian="Google Sans1" style:font-name-complex="Google Sans1"/>
    </style:style>
    <style:style style:name="T12" style:family="text">
      <style:text-properties style:font-name="Google Sans" fo:font-size="12pt" style:font-name-asian="Google Sans1" style:font-size-asian="12pt" style:font-name-complex="Google Sans1" style:font-size-complex="12pt"/>
    </style:style>
    <style:style style:name="T13" style:family="text">
      <style:text-properties style:font-name="Google Sans" fo:font-size="12pt" fo:font-style="italic" style:font-name-asian="Google Sans1" style:font-size-asian="12pt" style:font-style-asian="italic" style:font-name-complex="Google Sans1" style:font-size-complex="12pt" style:font-style-complex="italic"/>
    </style:style>
    <style:style style:name="T14"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1">Caminhos de Campinas: Arquitetura Narrativa e Ecossistema de Dados para um Serious Game da População em Situação de Rua</text:span></text:p>
      <text:p text:style-name="P114"><text:span text:style-name="T1">1. Introdução: A Gamificação da Complexidade Social</text:span></text:p>
      <text:p text:style-name="P1"><text:span text:style-name="T2">O desenvolvimento de </text:span><text:span text:style-name="T3">serious games</text:span><text:span text:style-name="T2"> voltados para questões sociais complexas, como a realidade da população em situação de rua (PSR), exige uma abordagem transdisciplinar rigorosa. O projeto "Caminhos - Campinas" representa um esforço tecnológico e sociológico significativo para traduzir a vivência da rua em uma narrativa digital interativa e em um Hub de serviços. Ao utilizar ferramentas como Antigravity IDX e NotebookLM para estruturar o conteúdo via JSON, o projeto transcende a mera contação de histórias e adentra o campo da </text:span><text:span text:style-name="T4">retórica processual</text:span><text:span text:style-name="T2"> — onde as regras e a lógica do jogo constituem, por si sós, um argumento sobre o funcionamento do mundo.</text:span></text:p>
      <text:p text:style-name="P1"><text:span text:style-name="T2">Este relatório serve como um documento fundamental exaustivo para popular o ecossistema "Caminhos". Ele conecta a realidade socioterritorial específica de Campinas, São Paulo, com marcos teóricos mais amplos de saúde mental, redução de danos (RD) e direitos humanos. O objetivo é fornecer a "leitura profunda" solicitada, identificando fontes de dados de alta qualidade, canais do YouTube para ingestão de conteúdo e alvos de raspagem (scraping) para material educativo. A análise posiciona o jogo não apenas como entretenimento, mas como um "Hub" de empatia, educação e visualização de políticas públicas, capaz de operar como uma ferramenta de tecnologia social.</text:span></text:p>
      <text:p text:style-name="P1"><text:span text:style-name="T2">As seções a seguir dissecam o material de pesquisa disponível para construir um roteiro para o design narrativo, a implementação de mecânicas e a aquisição de conteúdo, garantindo que os dilemas do jogo estejam enraizados em dados empíricos e em uma visão sociológica nuanciada.</text:span></text:p>
      <text:p text:style-name="P115"><draw:rect text:anchor-type="as-char" style:rel-width="100%" draw:z-index="0" draw:style-name="gr1" draw:text-style-name="P116" svg:width="0.0012in" svg:height="0.0213in"><text:p/></draw:rect><text:span text:style-name="T1">2. A Arquitetura Narrativa: Videoensaios e Iconografia Digital como Fontes de Dados</text:span></text:p>
      <text:p text:style-name="P1"><text:span text:style-name="T2">A referência do usuário ao vídeo do canal "Iconografia da História" sobre a trajetória do crack do Bronx ao Brasil </text:span><text:span text:style-name="T6">1</text:span><text:span text:style-name="T2"> estabelece um padrão elevado para a qualidade narrativa. Para contextualizar um </text:span><text:span text:style-name="T3">serious game</text:span><text:span text:style-name="T2"> de forma eficaz, é necessário olhar além das estatísticas frias e incorporar a "sociologia visual" encontrada em canais digitais de alta qualidade. Essas plataformas servem como fontes primárias para a construção de diálogos, design de cenários e flashbacks históricos dentro do jogo.</text:span></text:p>
      <text:p text:style-name="P112"><text:span text:style-name="T1">2.1. Materialismo Histórico e o Tráfico de Drogas: O Modelo "Iconografia da História"</text:span></text:p>
      <text:p text:style-name="P1"><text:span text:style-name="T2">O canal "Iconografia da História" </text:span><text:span text:style-name="T6">1</text:span><text:span text:style-name="T2"> oferece um ativo metodológico crítico para o jogo: a </text:span><text:span text:style-name="T4">abordagem histórico-estrutural</text:span><text:span text:style-name="T2">. O vídeo mencionado, que traça a geopolítica do crack, sugere que o jogo não deve tratar o uso de drogas meramente como uma falha moral individual ou um evento de saúde aleatório. Em vez disso, ele deve enquadrar o uso de substâncias como um efeito a jusante de mudanças macroeconômicas e decisões políticas globais.</text:span></text:p>
      <text:p text:style-name="P2"><text:span text:style-name="T2">Esta abordagem é fundamental para evitar a estigmatização. Ao compreender que a chegada do crack ao Brasil está ligada a dinâmicas de mercado e exclusão social globais, o jogador é convidado a ver o personagem em situação de rua não como um "viciado", mas como um sujeito atravessado pela história.</text:span></text:p>
      <text:list xml:id="list1030100130" text:style-name="WWNum1">
        <text:list-item>
          <text:p text:style-name="P3"><text:span text:style-name="T4">Insight para Mecânicas de Jogo (Game Design):</text:span><text:span text:style-name="T2"> Ao projetar a camada de "Saúde Mental" em </text:span><text:span text:style-name="T3">Caminhos</text:span><text:span text:style-name="T2">, a narrativa deve incluir "Nós de Flashback" ou "Fragmentos de Memória". Assim como o canal conecta o Bronx ao Brasil, o jogo poderia permitir que os jogadores desbloqueassem "Fragmentos de Lore" que explicam </text:span><text:span text:style-name="T3">por que</text:span><text:span text:style-name="T2"> uma droga específica é prevalente em um território específico de Campinas. Isso reduz o estigma ao fornecer contexto. Por exemplo, ao encontrar um item "Cachimbo", a descrição não seria apenas funcional, mas histórica: "Uma ferramenta de sobrevivência e miséria, cuja prevalência explodiu na década de 90 como subproduto de deslocamentos geopolíticos e negligência estatal".</text:span><text:span text:style-name="T6">1</text:span></text:p>
        </text:list-item>
        <text:list-item>
          <text:p text:style-name="P43"><text:span text:style-name="T4">Confiabilidade dos Dados:</text:span><text:span text:style-name="T2"> O canal cita pesquisadores acadêmicos como Gabriel Feltran (especialista em dinâmicas do crime e periferias) e Camila Nunes Dias (especialista em encarceramento e facções).</text:span><text:span text:style-name="T6">2</text:span><text:span text:style-name="T2"> Esses nomes são padrões-ouro na sociologia da violência no Brasil. O banco de dados do jogo deve priorizar a produção acadêmica desses autores para popular a seção "Fatos" ou "Biblioteca" do Hub. A integração desses dados via JSON pode alimentar pop-ups educativos que contextualizam a violência urbana não como "guerra", mas como gestão de mercados ilegais.</text:span></text:p>
        </text:list-item>
      </text:list>
      <text:p text:style-name="P113"><text:span text:style-name="T1">2.2. A Dialética Institucional versus A Realidade das Ruas</text:span></text:p>
      <text:p text:style-name="P1"><text:span text:style-name="T2">Uma dialética crítica emerge entre os canais institucionais, que mostram como as políticas </text:span><text:span text:style-name="T3">deveriam</text:span><text:span text:style-name="T2"> funcionar, e os canais de jornalismo investigativo, que documentam como elas </text:span><text:span text:style-name="T3">realmente</text:span><text:span text:style-name="T2"> (não) funcionam. O jogo deve habitar essa tensão.</text:span></text:p>
      <text:p text:style-name="P109"><text:span text:style-name="T1">2.2.1. A Normativa Ideal: "Canal Saúde" (Fiocruz)</text:span></text:p>
      <text:p text:style-name="P2"><text:span text:style-name="T2">A Fundação Oswaldo Cruz (Fiocruz) é o pilar da saúde pública no Brasil. Seu canal, "Canal Saúde" </text:span><text:span text:style-name="T6">3</text:span><text:span text:style-name="T2">, fornece o </text:span><text:span text:style-name="T4">quadro normativo</text:span><text:span text:style-name="T2">. Seus documentários sobre o "Consultório na Rua" e a "Luta Antimanicomial" </text:span><text:span text:style-name="T6">6</text:span><text:span text:style-name="T2"> estabelecem a operação </text:span><text:span text:style-name="T3">ideal</text:span><text:span text:style-name="T2"> do Sistema Único de Saúde (SUS).</text:span></text:p>
      <text:list xml:id="list3810494521" text:style-name="WWNum18">
        <text:list-item>
          <text:p text:style-name="P4"><text:span text:style-name="T4">Relevância para o Jogo:</text:span><text:span text:style-name="T2"> Esses vídeos são o modelo para o "Estado de Vitória" ou "Desfecho Otimizado". Se o jogador navegar com sucesso pela burocracia e construir vínculos, o resultado deve espelhar os modelos de cuidado integrado mostrados nos documentários da Fiocruz.</text:span><text:span text:style-name="T6">8</text:span></text:p>
        </text:list-item>
        <text:list-item>
          <text:p text:style-name="P44"><text:span text:style-name="T4">Playlists Chave para Ingestão:</text:span><text:span text:style-name="T2"> "População em situação de rua" </text:span><text:span text:style-name="T6">3</text:span><text:span text:style-name="T2"> e "Luta Antimanicomial".</text:span><text:span text:style-name="T6">6</text:span><text:span text:style-name="T2"> Estas contêm os roteiros para interações positivas com agentes de saúde. Ao usar o NotebookLM, recomenda-se transcrever esses vídeos para extrair os diálogos dos profissionais de saúde, utilizando-os como </text:span><text:span text:style-name="T3">templates</text:span><text:span text:style-name="T2"> para os NPCs (Non-Playable Characters) médicos e enfermeiros do jogo.</text:span></text:p>
        </text:list-item>
      </text:list>
      <text:p text:style-name="P110"><text:span text:style-name="T1">2.2.2. A Falha Sistêmica: "Agência Pública" &amp; "BBC News Brasil"</text:span></text:p>
      <text:p text:style-name="P2"><text:span text:style-name="T2">Inversamente, canais investigativos como "Agência Pública" </text:span><text:span text:style-name="T6">9</text:span><text:span text:style-name="T2"> e "BBC News Brasil" </text:span><text:span text:style-name="T6">11</text:span><text:span text:style-name="T2"> documentam as </text:span><text:span text:style-name="T4">falhas sistêmicas</text:span><text:span text:style-name="T2"> e a violência. Eles cobrem o abismo entre a lei e a rua.</text:span></text:p>
      <text:list xml:id="list3440037993" text:style-name="WWNum35">
        <text:list-item>
          <text:p text:style-name="P5"><text:soft-page-break/><text:span text:style-name="T4">A Narrativa do "Indigente":</text:span><text:span text:style-name="T2"> A reportagem da Agência Pública sobre pessoas enterradas como indigentes, apesar de possuírem identificação </text:span><text:span text:style-name="T6">10</text:span><text:span text:style-name="T2">, introduz uma condição de "Game Over" de alto risco ou um "Dilema de Crise". O medo da morte anônima é um motor psicológico poderoso para os personagens no jogo. O jogo pode incluir uma mecânica de "Preservação da Identidade", onde perder documentos aumenta o risco de "desaparecimento" administrativo.</text:span></text:p>
        </text:list-item>
        <text:list-item>
          <text:p text:style-name="P45"><text:span text:style-name="T4">Dinâmicas da Cracolândia:</text:span><text:span text:style-name="T2"> A cobertura da BBC sobre a Cracolândia </text:span><text:span text:style-name="T6">11</text:span><text:span text:style-name="T2"> fornece a linguagem visual das "cenas de uso aberto". O jogo deve replicar a complexidade desses espaços — não apenas como lugares de miséria, mas como territórios de proteção, comércio, códigos sociais únicos e fluxos migratórios (o "fluxo"). O insight aqui é que a "Cracolândia" é móvel e fluida, um conceito que pode ser programado nas mecânicas de mapa do jogo, onde as áreas de uso se deslocam baseadas em ações policiais, simulando a dispersão.</text:span></text:p>
        </text:list-item>
      </text:list>
      <text:p text:style-name="P113"><text:span text:style-name="T1">2.3. A Voz Sociológica e Periférica: "Chavoso da USP" e "Jones Manoel"</text:span></text:p>
      <text:p text:style-name="P2"><text:span text:style-name="T2">Para capturar o vernáculo, a resistência intelectual e a crítica estrutural, o jogo deve ingerir conteúdo de intelectuais orgânicos e marxistas.</text:span></text:p>
      <text:list xml:id="list6552096" text:style-name="WWNum41">
        <text:list-item>
          <text:p text:style-name="P6"><text:span text:style-name="T2">Chavoso da USP </text:span><text:span text:style-name="T6">14</text:span><text:span text:style-name="T2">:</text:span></text:p>
        </text:list-item>
      </text:list>
      <text:list xml:id="list3284285069" text:style-name="WWNum42">
        <text:list-item>
          <text:list>
            <text:list-item>
              <text:p text:style-name="P64"><text:span text:style-name="T4">Utilidade:</text:span><text:span text:style-name="T2"> Consciência de classe e linguagem. Seu conteúdo sobre o "apartheid" da sociedade brasileira e as barreiras para entrar na universidade </text:span><text:span text:style-name="T6">14</text:span><text:span text:style-name="T2"> é crucial para o arquétipo "Jovem" no jogo. Se </text:span><text:span text:style-name="T3">Caminhos</text:span><text:span text:style-name="T2"> apresentar personagens jovens (18-29 anos), seus diálogos devem refletir a tensão entre as narrativas de "meritocracia" e a realidade da exclusão descrita por Chavoso.</text:span></text:p>
            </text:list-item>
            <text:list-item>
              <text:p text:style-name="P64"><text:span text:style-name="T4">Mecânica de Jogo:</text:span><text:span text:style-name="T2"> "Códigos Culturais". Um personagem pode ter alta inteligência de rua, mas baixo "Capital Cultural Institucional", tornando difícil falar com um assistente social acadêmico, mas fácil navegar na quebrada. Chavoso explica esse abismo semântico.</text:span></text:p>
            </text:list-item>
          </text:list>
        </text:list-item>
      </text:list>
      <text:list xml:id="list170860697472026" text:continue-list="list6552096" text:style-name="WWNum41">
        <text:list-item>
          <text:p text:style-name="P6"><text:span text:style-name="T2">Jones Manoel </text:span><text:span text:style-name="T6">17</text:span><text:span text:style-name="T2">:</text:span></text:p>
        </text:list-item>
      </text:list>
      <text:list xml:id="list903444115" text:style-name="WWNum43">
        <text:list-item>
          <text:list>
            <text:list-item>
              <text:p text:style-name="P90"><text:span text:style-name="T4">Utilidade:</text:span><text:span text:style-name="T2"> Análise macro-política da "Guerra às Drogas" como ferramenta de dominação colonial. Seus vídeos fornecem o argumento político para o "Modo Advocacia" do jogo. Se o jogo pretende ser um Hub, ele deve incluir argumentos contra o proibicionismo, fundamentados nos dados que ele apresenta (citando Loïc Wacquant e outros). Isso educa o jogador sobre por que a repressão policial muitas vezes falha em resolver problemas de saúde pública.</text:span></text:p>
            </text:list-item>
          </text:list>
        </text:list-item>
      </text:list>
      <text:p text:style-name="P113"><text:span text:style-name="T1">2.4. A Camada Humanitária e Espiritual: Padre Júlio Lancellotti</text:span></text:p>
      <text:p text:style-name="P2"><text:span text:style-name="T2">O canal do Padre Júlio </text:span><text:span text:style-name="T6">19</text:span><text:span text:style-name="T2"> introduz o conceito de </text:span><text:span text:style-name="T4">Aporofobia</text:span><text:span text:style-name="T2"> (medo ou rejeição aos pobres).</text:span></text:p>
      <text:list xml:id="list1228371530" text:style-name="WWNum44">
        <text:list-item>
          <text:p text:style-name="P8"><text:span text:style-name="T4">Mecânica de Jogo - Arquitetura Hostil:</text:span><text:span text:style-name="T2"> Com base em seus vídeos quebrando pedras sob viadutos </text:span><text:span text:style-name="T6">21</text:span><text:span text:style-name="T2">, o jogo pode incluir uma mecânica onde o próprio ambiente ataca o jogador (e.g., </text:span><text:span text:style-name="T3">sprinklers</text:span><text:span text:style-name="T2">, pedras pontiagudas, bancos inclinados). A capacidade do jogador de encontrar "descanso seguro" torna-se um recurso estratégico escasso.</text:span></text:p>
        </text:list-item>
        <text:list-item>
          <text:p text:style-name="P46"><text:span text:style-name="T4">Humanização:</text:span><text:span text:style-name="T2"> Suas entrevistas com moradores de rua </text:span><text:span text:style-name="T6">22</text:span><text:span text:style-name="T2"> destacam que "fé", "esperança" e "escuta" são estatísticas tão vitais quanto "fome" ou "sede". O jogo deve permitir que interações humanas recuperem a barra de "Sanidade" ou "Esperança".</text:span></text:p>
        </text:list-item>
      </text:list>
      <text:p text:style-name="P115"><draw:rect text:anchor-type="as-char" style:rel-width="100%" draw:z-index="1" draw:style-name="gr1" draw:text-style-name="P116" svg:width="0.0012in" svg:height="0.0213in"><text:p/></draw:rect><text:span text:style-name="T1">3. O Território de Campinas: Dados, Geopolítica e Migração</text:span></text:p>
      <text:p text:style-name="P1"><text:span text:style-name="T2">O projeto do usuário é específico para Campinas. Portanto, o "Hub" deve ser alimentado com dados hiper-locais. Os </text:span><text:span text:style-name="T3">snippets</text:span><text:span text:style-name="T2"> de pesquisa revelam um quadro complexo da cidade como um ímã regional para a população em situação de rua, caracterizado por uma rede de serviços robusta, mas tensionada.</text:span></text:p>
      <text:p text:style-name="P112"><text:span text:style-name="T1">3.1. A Controvérsia do Censo e a Demografia</text:span></text:p>
      <text:p text:style-name="P2"><text:span text:style-name="T2">Campinas realizou recentemente um Censo da População em Situação de Rua (2024/2025).</text:span></text:p>
      <text:list xml:id="list1086902995" text:style-name="WWNum45">
        <text:list-item>
          <text:p text:style-name="P9"><text:span text:style-name="T4">O Ponto de Dados:</text:span><text:span text:style-name="T2"> O discurso oficial afirma uma </text:span><text:span text:style-name="T4">redução de 48,6%</text:span><text:span text:style-name="T2"> no número de pessoas em situação de rua.</text:span><text:span text:style-name="T6">23</text:span></text:p>
        </text:list-item>
        <text:list-item>
          <text:p text:style-name="P9"><text:span text:style-name="T4">Análise Crítica para Lógica do Jogo:</text:span><text:span text:style-name="T2"> Esta estatística é altamente controversa no campo da sociologia. Uma redução de quase 50% em um curto período sugere ou um sucesso massivo na política habitacional (</text:span><text:span text:style-name="T3">Housing First</text:span><text:span text:style-name="T2">) ou, mais provavelmente, uma mudança na metodologia de contagem ou um deslocamento forçado da população.</text:span></text:p>
        </text:list-item>
      </text:list>
      <text:list xml:id="list812804482" text:style-name="WWNum46">
        <text:list-item>
          <text:list>
            <text:list-item>
              <text:p text:style-name="P66"><text:span text:style-name="T3">Dilema no Jogo:</text:span><text:span text:style-name="T2"> O jogo poderia apresentar um "Evento de Censo" onde o jogador deve decidir se quer ser contado (arriscando exposição) ou se esconder (permanecendo invisível, mas sem acesso a benefícios). Isso explora as razões pelas quais alguém pode evitar o registro oficial (medo da polícia, mandados em aberto, desconfiança).</text:span></text:p>
            </text:list-item>
          </text:list>
        </text:list-item>
      </text:list>
      <text:list xml:id="list170859283460655" text:continue-list="list1086902995" text:style-name="WWNum45">
        <text:list-item>
          <text:p text:style-name="P47"><text:span text:style-name="T4">Perfil:</text:span><text:span text:style-name="T2"> Os dados do censo </text:span><text:span text:style-name="T6">24</text:span><text:span text:style-name="T2"> detalham a população por origem. Uma parte significativa provavelmente não nasceu em Campinas, o que leva à mecânica de "Migração".</text:span></text:p>
        </text:list-item>
      </text:list>
      <text:p text:style-name="P113"><text:soft-page-break/><text:span text:style-name="T1">3.2. A "Exportação" da Situação de Rua: O Roteiro</text:span></text:p>
      <text:p text:style-name="P2"><text:span text:style-name="T2">Um tema recorrente nos </text:span><text:span text:style-name="T3">snippets</text:span><text:span text:style-name="T2"> de notícias locais é o </text:span><text:span text:style-name="T4">"roteiro" fornecido por outras cidades</text:span><text:span text:style-name="T2"> enviando pessoas para Campinas.</text:span><text:span text:style-name="T6">25</text:span></text:p>
      <text:list xml:id="list153604505" text:style-name="WWNum47">
        <text:list-item>
          <text:p text:style-name="P11"><text:span text:style-name="T4">Arco Narrativo:</text:span><text:span text:style-name="T2"> "A Chegada". Um personagem começa o jogo chegando ao Terminal Rodoviário de Campinas (Ramos de Azevedo) com uma passagem só de ida dada por um assistente social de uma cidade menor (e.g., Bauru, Poços de Caldas).</text:span></text:p>
        </text:list-item>
        <text:list-item>
          <text:p text:style-name="P48"><text:span text:style-name="T4">Recurso Estratégico:</text:span><text:span text:style-name="T2"> A "passagem" é um item de estigma, mas também uma pista da violação sistêmica de direitos (políticas higienistas de "limpeza social" em cidades turísticas). O jogador deve navegar o choque imediato de um ambiente urbano novo e hostil sem redes de apoio prévias. Isso diferencia a experiência de "Caminhos" de jogos genéricos: a territorialidade é imposta, não escolhida.</text:span></text:p>
        </text:list-item>
      </text:list>
      <text:p text:style-name="P113"><text:span text:style-name="T1">3.3. A Rede de Serviços (Nodes do Jogo)</text:span></text:p>
      <text:p text:style-name="P2"><text:span text:style-name="T2">O jogo serve como um Hub ao mapear essas localizações do mundo real. A pesquisa identifica nós chave que devem ser modelados:</text:span></text:p>
      <text:list xml:id="list2064659226" text:style-name="WWNum48">
        <text:list-item>
          <text:p text:style-name="P12"><text:span text:style-name="T4">SAMIM (Serviço de Atendimento ao Migrante, Itinerante e Mendicante):</text:span><text:span text:style-name="T2"> Localizado na Rua Francisco Elisiário, 240.</text:span><text:span text:style-name="T6">27</text:span><text:span text:style-name="T2"> Este é o ponto de entrada para migrantes. Oferece 5 dias de albergue.</text:span></text:p>
        </text:list-item>
      </text:list>
      <text:list xml:id="list4198216720" text:style-name="WWNum49">
        <text:list-item>
          <text:list>
            <text:list-item>
              <text:p text:style-name="P67"><text:span text:style-name="T3">Regra do Jogo:</text:span><text:span text:style-name="T2"> Se o jogador escolher o arquétipo "Migrante", ele tem um cronômetro de 5 dias no SAMIM antes de ser despejado para a rua ("eviction timer"). Isso cria uma urgência inicial de gameplay.</text:span></text:p>
            </text:list-item>
          </text:list>
        </text:list-item>
      </text:list>
      <text:list xml:id="list170860173995069" text:continue-list="list2064659226" text:style-name="WWNum48">
        <text:list-item>
          <text:p text:style-name="P12"><text:span text:style-name="T4">Centro POP (Centro de Referência Especializado):</text:span><text:span text:style-name="T2"> O ponto de referência diurno.</text:span><text:span text:style-name="T6">28</text:span><text:span text:style-name="T2"> É onde se consegue banho, lavanderia e endereçamento postal.</text:span></text:p>
        </text:list-item>
        <text:list-item>
          <text:p text:style-name="P12"><text:span text:style-name="T4">SOS Rua:</text:span><text:span text:style-name="T2"> As equipes de abordagem social. Eles são os "NPCs Benévolos" que vagam pelo mapa oferecendo recursos (cobertores, encaminhamentos).</text:span><text:span text:style-name="T6">29</text:span><text:span text:style-name="T2"> Sua presença deve ser variável, simulando a dificuldade de encontrar ajuda quando se precisa.</text:span></text:p>
        </text:list-item>
        <text:list-item>
          <text:p text:style-name="P49"><text:span text:style-name="T4">Consultório na Rua:</text:span><text:span text:style-name="T2"> A equipe de saúde. Os </text:span><text:span text:style-name="T3">snippets</text:span><text:span text:style-name="T2"> destacam seu papel em levar o cuidado </text:span><text:span text:style-name="T3">até</text:span><text:span text:style-name="T2"> o território.</text:span><text:span text:style-name="T6">31</text:span></text:p>
        </text:list-item>
      </text:list>
      <text:p text:style-name="P113"><text:span text:style-name="T1">3.4. ONGs e Sociedade Civil</text:span></text:p>
      <text:p text:style-name="P2"><text:span text:style-name="T2">O "Hub" deve conectar os usuários a organizações voluntárias que preenchem as lacunas do Estado, especialmente nos fins de semana e à noite.</text:span></text:p>
      <text:list xml:id="list3414050950" text:style-name="WWNum50">
        <text:list-item>
          <text:p text:style-name="P14"><text:span text:style-name="T4">ONGs Específicas de Campinas:</text:span></text:p>
        </text:list-item>
      </text:list>
      <text:list xml:id="list3111799508" text:style-name="WWNum51">
        <text:list-item>
          <text:list>
            <text:list-item>
              <text:p text:style-name="P68"><text:span text:style-name="T2">Casa Antônio Fernando dos Santos (Cáritas) </text:span><text:span text:style-name="T6">33</text:span><text:span text:style-name="T2">: Oferece acolhida e convivência. Fundamental para recuperação de autonomia.</text:span></text:p>
            </text:list-item>
            <text:list-item>
              <text:p text:style-name="P68"><text:span text:style-name="T2">Rotaract Club Campinas, Abba, Filhas da Pobreza </text:span><text:span text:style-name="T6">34</text:span><text:span text:style-name="T2">: Frequentemente fornecem alimentação ("quentinhas") e suporte espiritual.</text:span></text:p>
            </text:list-item>
          </text:list>
        </text:list-item>
      </text:list>
      <text:list xml:id="list170861034240023" text:continue-list="list3414050950" text:style-name="WWNum50">
        <text:list-item>
          <text:p text:style-name="P50"><text:span text:style-name="T4">Função no Jogo:</text:span><text:span text:style-name="T2"> Essas organizações representam "Quests Secundárias" ou "Eventos de Fim de Semana" no jogo, onde o jogador pode acessar recursos quando os serviços públicos (Centros POP) estão fechados ou limitados.</text:span></text:p>
        </text:list-item>
      </text:list>
      <text:p text:style-name="P113"><text:span text:style-name="T1">3.5. Eventos Sazonais: Operação Inverno</text:span></text:p>
      <text:list xml:id="list1165836988" text:style-name="WWNum52">
        <text:list-item>
          <text:p text:style-name="P15"><text:span text:style-name="T4">Contexto:</text:span><text:span text:style-name="T2"> Campinas experimenta ondas de frio severo. A "Operação Inverno" </text:span><text:span text:style-name="T6">35</text:span><text:span text:style-name="T2"> é uma mobilização maior de recursos (cobertores, abrigos emergenciais).</text:span></text:p>
        </text:list-item>
        <text:list-item>
          <text:p text:style-name="P51"><text:span text:style-name="T4">Mecânica de Jogo:</text:span><text:span text:style-name="T2"> Sistema de Clima. Quando a temperatura cai, a dificuldade de "Sobrevivência" aumenta drasticamente (risco de hipotermia). O "Abrigo Emergencial" </text:span><text:span text:style-name="T6">37</text:span><text:span text:style-name="T2"> abre. O jogador deve decidir entre o calor do abrigo (mas com regras rígidas, horários e superlotação) ou a liberdade da rua (com risco de dano por frio).</text:span></text:p>
        </text:list-item>
      </text:list>
      <text:p text:style-name="P115"><draw:rect text:anchor-type="as-char" style:rel-width="100%" draw:z-index="2" draw:style-name="gr1" draw:text-style-name="P116" svg:width="0.0012in" svg:height="0.0213in"><text:p/></draw:rect><text:span text:style-name="T1">4. Saúde Mental e Redução de Danos: As Mecânicas Centrais</text:span></text:p>
      <text:p text:style-name="P1"><text:soft-page-break/><text:span text:style-name="T2">O usuário solicitou explicitamente camadas de "saúde mental" e o uso de ferramentas como NotebookLM para processar JSONs. Esta seção traduz os quadros teóricos da Redução de Danos (RD) em lógica programável para o jogo.</text:span></text:p>
      <text:p text:style-name="P112"><text:span text:style-name="T1">4.1. A Filosofia da Redução de Danos (RD) como Lógica de Jogo</text:span></text:p>
      <text:p text:style-name="P2"><text:span text:style-name="T2">Com base nos materiais do Ministério da Saúde </text:span><text:span text:style-name="T6">32</text:span><text:span text:style-name="T2"> e da ONG "É de Lei" </text:span><text:span text:style-name="T6">40</text:span><text:span text:style-name="T2">, a RD é o motor ético central do jogo.</text:span></text:p>
      <text:list xml:id="list1570932202" text:style-name="WWNum2">
        <text:list-item>
          <text:p text:style-name="P16"><text:span text:style-name="T4">Conceito:</text:span><text:span text:style-name="T2"> A RD não exige abstinência. Ela exige a preservação da vida e a minimização do risco.</text:span></text:p>
        </text:list-item>
        <text:list-item>
          <text:p text:style-name="P16"><text:span text:style-name="T4">Lógica "In-Game":</text:span></text:p>
        </text:list-item>
      </text:list>
      <text:list xml:id="list3013690621" text:style-name="WWNum3">
        <text:list-item>
          <text:list>
            <text:list-item>
              <text:p text:style-name="P70"><text:span text:style-name="T3">Lógica de RPG Tradicional:</text:span><text:span text:style-name="T2"> Usar Poção -&gt; Saúde +10.</text:span></text:p>
            </text:list-item>
            <text:list-item>
              <text:p text:style-name="P70"><text:span text:style-name="T3">Lógica de RD em Serious Game:</text:span><text:span text:style-name="T2"> Usar Substância -&gt; "Fissura" (Craving) -10, "Estresse Mental" -5, "Saúde Física" -2. </text:span><text:span text:style-name="T3">No entanto</text:span><text:span text:style-name="T2">, se o jogador possuir um </text:span><text:span text:style-name="T4">"Kit Limpo"</text:span><text:span text:style-name="T2"> (insumo de RD: piteira de silicone, protetor labial, seringa estéril), a penalidade de "Saúde Física" é reduzida para -0.5.</text:span></text:p>
            </text:list-item>
            <text:list-item>
              <text:p text:style-name="P91"><text:span text:style-name="T3">Dilema:</text:span><text:span text:style-name="T2"> "Você tem uma forte fissura. Você compartilha um cachimbo com um amigo (Risco de Tuberculose/Hepatite aumentado) ou espera que o agente de saúde traga uma piteira de silicone (Aumento de Ansiedade/Estresse enquanto espera)?" Esta mecânica ensina o valor dos insumos de RD sem glorificar o uso.</text:span></text:p>
            </text:list-item>
          </text:list>
        </text:list-item>
      </text:list>
      <text:p text:style-name="P113"><text:span text:style-name="T1">4.2. Protocolos do Consultório na Rua (CnR)</text:span></text:p>
      <text:p text:style-name="P2"><text:span text:style-name="T2">Os manuais do "Consultório na Rua" </text:span><text:span text:style-name="T6">32</text:span><text:span text:style-name="T2"> fornecem os </text:span><text:span text:style-name="T3">scripts</text:span><text:span text:style-name="T2"> operacionais para interações de saúde.</text:span></text:p>
      <text:list xml:id="list2204798071" text:style-name="WWNum4">
        <text:list-item>
          <text:p text:style-name="P18"><text:span text:style-name="T4">O "Vínculo" como Moeda:</text:span><text:span text:style-name="T2"> A moeda mais valiosa no jogo não deve ser dinheiro, mas sim </text:span><text:span text:style-name="T3">Vínculo</text:span><text:span text:style-name="T2">.</text:span></text:p>
        </text:list-item>
      </text:list>
      <text:list xml:id="list4212585782" text:style-name="WWNum5">
        <text:list-item>
          <text:list>
            <text:list-item>
              <text:p text:style-name="P72"><text:span text:style-name="T3">Mecanismo:</text:span><text:span text:style-name="T2"> Toda interação com um agente de saúde (CnR) tem uma probabilidade de sucesso baseada na pontuação de "Confiança" (Trust). Abordagens agressivas da polícia ou guardas municipais (GCM) diminuem a Confiança em </text:span><text:span text:style-name="T3">todos</text:span><text:span text:style-name="T2"> os personagens de uniforme, incluindo enfermeiros. Isso simula o trauma institucional.</text:span></text:p>
            </text:list-item>
            <text:list-item>
              <text:p text:style-name="P92"><text:span text:style-name="T3">Itinerância:</text:span><text:span text:style-name="T2"> A equipe de CnR se move. O jogador deve aprender </text:span><text:span text:style-name="T3">onde</text:span><text:span text:style-name="T2"> e </text:span><text:span text:style-name="T3">quando</text:span><text:span text:style-name="T2"> a van aparece, simulando a territorialidade do cuidado.</text:span></text:p>
            </text:list-item>
          </text:list>
        </text:list-item>
      </text:list>
      <text:p text:style-name="P113"><text:span text:style-name="T1">4.3. Gestão de Crise e Primeiros Cuidados Psicológicos</text:span></text:p>
      <text:p text:style-name="P2"><text:span text:style-name="T2">Os </text:span><text:span text:style-name="T3">snippets</text:span><text:span text:style-name="T2"> referentes aos protocolos do SAMU e Primeiros Cuidados Psicológicos (PCP) </text:span><text:span text:style-name="T6">43</text:span><text:span text:style-name="T2"> oferecem um guia para lidar com "colapsos" (breakdowns).</text:span></text:p>
      <text:list xml:id="list72263070" text:style-name="WWNum6">
        <text:list-item>
          <text:p text:style-name="P19"><text:span text:style-name="T4">O "Surto" (Crise Psíquica):</text:span><text:span text:style-name="T2"> Em muitos jogos, a sanidade é uma barra que se esgota. Em </text:span><text:span text:style-name="T3">Caminhos</text:span><text:span text:style-name="T2">, uma crise deve acionar um "Modo de Diálogo" baseado no manual de "Primeiros Cuidados Psicológicos".</text:span><text:span text:style-name="T6">44</text:span></text:p>
        </text:list-item>
        <text:list-item>
          <text:p text:style-name="P19"><text:span text:style-name="T4">Resposta Correta:</text:span><text:span text:style-name="T2"> O jogador (ou o NPC ajudando o jogador) deve seguir o protocolo "Observar, Escutar, Conectar".</text:span></text:p>
        </text:list-item>
      </text:list>
      <text:list xml:id="list1053348106" text:style-name="WWNum7">
        <text:list-item>
          <text:list>
            <text:list-item>
              <text:p text:style-name="P73"><text:span text:style-name="T3">Escolha Errada:</text:span><text:span text:style-name="T2"> "Acalme-se!" (Invalidação). Resultado: Aumenta a agitação.</text:span></text:p>
            </text:list-item>
            <text:list-item>
              <text:p text:style-name="P73"><text:span text:style-name="T3">Escolha Certa:</text:span><text:span text:style-name="T2"> "Estou aqui com você. Você está seguro agora. Quer água?" (Presença e Necessidades Básicas). Resultado: Reduz o nível de crise.</text:span></text:p>
            </text:list-item>
            <text:list-item>
              <text:p text:style-name="P93"><text:span text:style-name="T3">Uso do NotebookLM:</text:span><text:span text:style-name="T2"> O manual de PCP </text:span><text:span text:style-name="T6">44</text:span><text:span text:style-name="T2"> deve ser processado para extrair árvores de decisão exatas para diferentes tipos de crise (ansiedade, delírio, luto), que alimentarão o JSON de diálogos.</text:span></text:p>
            </text:list-item>
          </text:list>
        </text:list-item>
      </text:list>
      <text:p text:style-name="P115"><draw:rect text:anchor-type="as-char" style:rel-width="100%" draw:z-index="3" draw:style-name="gr1" draw:text-style-name="P116" svg:width="0.0012in" svg:height="0.0213in"><text:p/></draw:rect><text:span text:style-name="T1">5. O Conceito de "Hub": Estratégia de Raspagem (Scraping) para Educação</text:span></text:p>
      <text:p text:style-name="P1"><text:soft-page-break/><text:span text:style-name="T2">O usuário sugere a raspagem de cursos para criar um Hub. A pesquisa identifica alvos de alto valor para essa extração de dados. O objetivo é ingerir as </text:span><text:span text:style-name="T3">ementas</text:span><text:span text:style-name="T2"> e o </text:span><text:span text:style-name="T3">conteúdo educativo</text:span><text:span text:style-name="T2"> para treinar a IA do jogo (via NotebookLM) a responder perguntas dos jogadores ou gerar pop-ups educativos.</text:span></text:p>
      <text:p text:style-name="P112"><text:span text:style-name="T1">5.1. Alvos Primários de Raspagem (Alta Relevância)</text:span></text:p>
      <text:p text:style-name="P1"><text:span text:style-name="T2">A tabela abaixo prioriza as fontes baseada na qualidade técnica e alinhamento com a proposta de RD e Direitos Humanos:</text:span></text:p>
      <text:p text:style-name="P98"/>
      <table:table table:name="Table1" table:style-name="Table1">
        <table:table-column table:style-name="Table1.A" table:number-columns-repeated="5"/>
        <table:table-row table:style-name="Table1.1">
          <table:table-cell table:style-name="Table1.A1" office:value-type="string">
            <text:p text:style-name="P99"><text:span text:style-name="T4">Instituição</text:span></text:p>
          </table:table-cell>
          <table:table-cell table:style-name="Table1.A1" office:value-type="string">
            <text:p text:style-name="P99"><text:span text:style-name="T4">ID da Fonte</text:span></text:p>
          </table:table-cell>
          <table:table-cell table:style-name="Table1.A1" office:value-type="string">
            <text:p text:style-name="P99"><text:span text:style-name="T4">Foco do Conteúdo</text:span></text:p>
          </table:table-cell>
          <table:table-cell table:style-name="Table1.A1" office:value-type="string">
            <text:p text:style-name="P99"><text:span text:style-name="T4">Relevância para o Jogo</text:span></text:p>
          </table:table-cell>
          <table:table-cell table:style-name="Table1.A1" office:value-type="string">
            <text:p text:style-name="P99"><text:span text:style-name="T4">Estratégia de Integração</text:span></text:p>
          </table:table-cell>
        </table:table-row>
        <table:table-row table:style-name="Table1.1">
          <table:table-cell table:style-name="Table1.A1" office:value-type="string">
            <text:p text:style-name="P99"><text:span text:style-name="T4">É de Lei</text:span></text:p>
          </table:table-cell>
          <table:table-cell table:style-name="Table1.A1" office:value-type="string">
            <text:p text:style-name="P99"><text:span text:style-name="T6">41</text:span></text:p>
          </table:table-cell>
          <table:table-cell table:style-name="Table1.A1" office:value-type="string">
            <text:p text:style-name="P99"><text:span text:style-name="T2">"Introdução à Redução de Danos", História da política de drogas, Prevenção de Overdose.</text:span></text:p>
          </table:table-cell>
          <table:table-cell table:style-name="Table1.A1" office:value-type="string">
            <text:p text:style-name="P99"><text:span text:style-name="T4">Crítica.</text:span><text:span text:style-name="T2"> Fornece a espinha dorsal ética e dicas práticas para uso mais seguro.</text:span></text:p>
          </table:table-cell>
          <table:table-cell table:style-name="Table1.A1" office:value-type="string">
            <text:p text:style-name="P99"><text:span text:style-name="T2">Raspar módulos sobre "Contextos de Vulnerabilidade" e "História das Drogas" para a biblioteca do jogo.</text:span></text:p>
          </table:table-cell>
        </table:table-row>
        <table:table-row table:style-name="Table1.1">
          <table:table-cell table:style-name="Table1.A1" office:value-type="string">
            <text:p text:style-name="P99"><text:span text:style-name="T4">UNASUS / Fiocruz</text:span></text:p>
          </table:table-cell>
          <table:table-cell table:style-name="Table1.A1" office:value-type="string">
            <text:p text:style-name="P99"><text:span text:style-name="T6">47</text:span></text:p>
          </table:table-cell>
          <table:table-cell table:style-name="Table1.A1" office:value-type="string">
            <text:p text:style-name="P99"><text:span text:style-name="T2">"Saúde Mental &amp; Atenção Psicossocial", "Gestão de Consultório na Rua".</text:span></text:p>
          </table:table-cell>
          <table:table-cell table:style-name="Table1.A1" office:value-type="string">
            <text:p text:style-name="P99"><text:span text:style-name="T4">Alta.</text:span><text:span text:style-name="T2"> Fornece os protocolos oficiais do governo e materiais de treinamento para trabalhadores.</text:span></text:p>
          </table:table-cell>
          <table:table-cell table:style-name="Table1.A1" office:value-type="string">
            <text:p text:style-name="P99"><text:span text:style-name="T2">Extrair PDFs de módulos (e.g., Modulo 3: Crise) para criar a lógica dos NPCs de saúde.</text:span></text:p>
          </table:table-cell>
        </table:table-row>
        <table:table-row table:style-name="Table1.1">
          <table:table-cell table:style-name="Table1.A1" office:value-type="string">
            <text:p text:style-name="P99"><text:span text:style-name="T4">Escola Virtual Gov</text:span></text:p>
          </table:table-cell>
          <table:table-cell table:style-name="Table1.A1" office:value-type="string">
            <text:p text:style-name="P99"><text:span text:style-name="T6">49</text:span></text:p>
          </table:table-cell>
          <table:table-cell table:style-name="Table1.A1" office:value-type="string">
            <text:p text:style-name="P99"><text:span text:style-name="T2">"Promoção dos Direitos da Pop Rua", "Saúde LGBTQIA+".</text:span></text:p>
          </table:table-cell>
          <table:table-cell table:style-name="Table1.A1" office:value-type="string">
            <text:p text:style-name="P99"><text:span text:style-name="T4">Alta.</text:span><text:span text:style-name="T2"> Marcos legais e educação em direitos.</text:span></text:p>
          </table:table-cell>
          <table:table-cell table:style-name="Table1.A1" office:value-type="string">
            <text:p text:style-name="P99"><text:span text:style-name="T2">Integrar o conteúdo sobre direitos LGBTQIA+ para personalizar a experiência de personagens trans/travestis.</text:span></text:p>
          </table:table-cell>
        </table:table-row>
        <table:table-row table:style-name="Table1.1">
          <table:table-cell table:style-name="Table1.A1" office:value-type="string">
            <text:p text:style-name="P99"><text:span text:style-name="T4">Campus Virtual Fiocruz</text:span></text:p>
          </table:table-cell>
          <table:table-cell table:style-name="Table1.A1" office:value-type="string">
            <text:p text:style-name="P99"><text:span text:style-name="T6">50</text:span></text:p>
          </table:table-cell>
          <table:table-cell table:style-name="Table1.A1" office:value-type="string">
            <text:p text:style-name="P99"><text:span text:style-name="T2">"Protagonismo de Usuários", "Consenso de Brasília".</text:span></text:p>
          </table:table-cell>
          <table:table-cell table:style-name="Table1.A1" office:value-type="string">
            <text:p text:style-name="P99"><text:span text:style-name="T4">Média.</text:span><text:span text:style-name="T2"> Foca na organização política e empoderamento do usuário.</text:span></text:p>
          </table:table-cell>
          <table:table-cell table:style-name="Table1.A1" office:value-type="string">
            <text:p text:style-name="P99"><text:span text:style-name="T2">Usar para a camada de "Advocacy" e organização comunitária (assembléias).</text:span></text:p>
          </table:table-cell>
        </table:table-row>
      </table:table>
      <text:p text:style-name="P112"><text:span text:style-name="T1">5.2. Estrutura de Dados para Ingestão (Recomendação JSON)</text:span></text:p>
      <text:p text:style-name="P2"><text:span text:style-name="T2">Ao raspar esses sites, o usuário deve estruturar o JSON para separar "Lógica" de "Conteúdo", conforme já estão fazendo. A recomendação é adicionar campos de </text:span><text:span text:style-name="T3">objetivo de aprendizado</text:span><text:span text:style-name="T2">.</text:span></text:p>
      <text:list xml:id="list1343912678" text:style-name="WWNum8">
        <text:list-item>
          <text:p text:style-name="P21"><text:span text:style-name="T4">Campo Chave:</text:span><text:span text:style-name="T2"> learning_objective.</text:span></text:p>
        </text:list-item>
      </text:list>
      <text:list xml:id="list4169172870" text:style-name="WWNum9">
        <text:list-item>
          <text:list>
            <text:list-item>
              <text:p text:style-name="P75"><text:span text:style-name="T3">Exemplo:</text:span><text:span text:style-name="T2"> Do curso "É de Lei" </text:span><text:span text:style-name="T6">41</text:span><text:span text:style-name="T2">, extrair o módulo sobre "Prevenção de Overdose".</text:span></text:p>
            </text:list-item>
            <text:list-item>
              <text:p text:style-name="P94"><text:span text:style-name="T3">Saída JSON:</text:span><text:span text:style-name="T8"><text:line-break/></text:span><text:span text:style-name="T7">JSON</text:span><text:span text:style-name="T8"><text:line-break/></text:span><text:span text:style-name="T5">{<text:line-break/> <text:s/></text:span><text:span text:style-name="T9">"topic"</text:span><text:span text:style-name="T5">: </text:span><text:span text:style-name="T10">"Overdose"</text:span><text:span text:style-name="T5">,<text:line-break/> <text:s/></text:span><text:span text:style-name="T9">"context"</text:span><text:span text:style-name="T5">: </text:span><text:span text:style-name="T10">"Intoxicação por Opioide ou Álcool"</text:span><text:span text:style-name="T5">,<text:line-break/> <text:s/></text:span><text:span text:style-name="T9">"actionable_advice"</text:span><text:span text:style-name="T5">: </text:span><text:span text:style-name="T10">"Posição lateral de segurança (decúbito lateral)"</text:span><text:span text:style-name="T5">,<text:line-break/> <text:s/></text:span><text:span text:style-name="T9">"myth_busting"</text:span><text:span text:style-name="T5">: </text:span><text:span text:style-name="T10">"Não dar sal ou leite; não provocar vômito."</text:span><text:span text:style-name="T5">,<text:line-break/> <text:s/></text:span><text:span text:style-name="T9">"source_url"</text:span><text:span text:style-name="T5">: </text:span><text:span text:style-name="T10">"edelei.org/cursos"</text:span><text:span text:style-name="T5">,<text:line-break/> <text:s/></text:span><text:span text:style-name="T9">"game_trigger"</text:span><text:span text:style-name="T5">: </text:span><text:span text:style-name="T10">"Player_Health_Critical_OverdoseRisk"</text:span><text:span text:style-name="T5"><text:line-break/>}<text:line-break/></text:span></text:p>
            </text:list-item>
          </text:list>
        </text:list-item>
      </text:list>
      <text:p text:style-name="P113"><text:span text:style-name="T1">5.3. Expandindo o Hub: Integração de Podcasts</text:span></text:p>
      <text:p text:style-name="P2"><text:span text:style-name="T2">O relatório identifica vários podcasts que devem ser indexados ou linkados dentro do Hub do jogo.</text:span><text:span text:style-name="T6">51</text:span></text:p>
      <text:list xml:id="list2498025783" text:style-name="WWNum10">
        <text:list-item>
          <text:p text:style-name="P22"><text:span text:style-name="T4">"Conexão RD" (UFRJ):</text:span><text:span text:style-name="T2"> Discussões sobre psicodélicos, redução de danos e saúde mental em contextos periféricos.</text:span></text:p>
        </text:list-item>
        <text:list-item>
          <text:p text:style-name="P22"><text:span text:style-name="T4">"Fala CAPS AD":</text:span><text:span text:style-name="T2"> Informativo de saúde mental e experiências dos usuários.</text:span></text:p>
        </text:list-item>
        <text:list-item>
          <text:p text:style-name="P52"><text:span text:style-name="T4">Estratégia:</text:span><text:span text:style-name="T2"> Criar um item "Rádio" ou "Player de Podcast" no jogo que o personagem pode encontrar. Ouvir essas faixas recupera estatísticas de "Saúde Mental" e fornece ao jogador (humano) educação do mundo real.</text:span></text:p>
        </text:list-item>
      </text:list>
      <text:p text:style-name="P115"><draw:rect text:anchor-type="as-char" style:rel-width="100%" draw:z-index="4" draw:style-name="gr1" draw:text-style-name="P116" svg:width="0.0012in" svg:height="0.0213in"><text:p/></draw:rect><text:span text:style-name="T1">6. Camadas Sociopolíticas: Direitos, Violações e Resistência</text:span></text:p>
      <text:p text:style-name="P1"><text:span text:style-name="T2">Um </text:span><text:span text:style-name="T3">serious game</text:span><text:span text:style-name="T2"> deve abordar a dimensão política. A "rua" é um espaço em disputa.</text:span></text:p>
      <text:p text:style-name="P112"><text:soft-page-break/><text:span text:style-name="T1">6.1. Marcos Legais e Violações</text:span></text:p>
      <text:list xml:id="list2450640605" text:style-name="WWNum11">
        <text:list-item>
          <text:p text:style-name="P24"><text:span text:style-name="T4">O "Dossiê" da Violência:</text:span><text:span text:style-name="T2"> O relatório sobre violações </text:span><text:span text:style-name="T6">54</text:span><text:span text:style-name="T2"> destaca que a violência muitas vezes vem do estado (forças de segurança) ou é estrutural (falta de documentação).</text:span></text:p>
        </text:list-item>
      </text:list>
      <text:list xml:id="list1046215739" text:style-name="WWNum12">
        <text:list-item>
          <text:list>
            <text:list-item>
              <text:p text:style-name="P76"><text:span text:style-name="T3">Mecânica de Perda de Documento:</text:span><text:span text:style-name="T2"> Os </text:span><text:span text:style-name="T3">snippets</text:span><text:span text:style-name="T2"> mencionam que o roubo/perda de documentos é uma barreira maior.</text:span><text:span text:style-name="T6">54</text:span><text:span text:style-name="T2"> Um </text:span><text:span text:style-name="T3">loop</text:span><text:span text:style-name="T2"> central do jogo deve ser a busca burocrática para recuperar um RG ou CPF no </text:span><text:span text:style-name="T3">Poupatempo</text:span><text:span text:style-name="T2"> ou </text:span><text:span text:style-name="T3">Casa da Cidadania</text:span><text:span text:style-name="T2">. Sem identificação, o jogador não pode acessar o "Restaurante" (Bom Prato) ou solicitar o "Auxílio Brasil".</text:span></text:p>
            </text:list-item>
          </text:list>
        </text:list-item>
      </text:list>
      <text:list xml:id="list170860749257761" text:continue-list="list2450640605" text:style-name="WWNum11">
        <text:list-item>
          <text:p text:style-name="P53"><text:span text:style-name="T4">A "Cartilha" de Direitos:</text:span><text:span text:style-name="T2"> Manuais da Defensoria Pública </text:span><text:span text:style-name="T6">56</text:span><text:span text:style-name="T2"> fornecem o texto para o "Inventário de Direitos". O jogador deve ser capaz de "equipar" conhecimento das leis (e.g., "Decreto 7.053 - Política Nacional para Pop Rua") para se defender contra despejos ilegais por seguranças privados ou GCMs.</text:span></text:p>
        </text:list-item>
      </text:list>
      <text:p text:style-name="P113"><text:span text:style-name="T1">6.2. Movimentos Sociais e Organização Política</text:span></text:p>
      <text:list xml:id="list3389465319" text:style-name="WWNum13">
        <text:list-item>
          <text:p text:style-name="P25"><text:span text:style-name="T4">MNPR (Movimento Nacional da População de Rua):</text:span><text:span text:style-name="T2"> O canal oficial </text:span><text:span text:style-name="T6">59</text:span><text:span text:style-name="T2"> enfatiza o "Protagonismo". O jogo não deve apresentar o personagem sem-teto como uma vítima passiva.</text:span></text:p>
        </text:list-item>
      </text:list>
      <text:list xml:id="list2669908025" text:style-name="WWNum14">
        <text:list-item>
          <text:list>
            <text:list-item>
              <text:p text:style-name="P77"><text:span text:style-name="T3">Recurso:</text:span><text:span text:style-name="T2"> A "Assembleia". O jogador pode participar de reuniões do MNPR ou do </text:span><text:span text:style-name="T3">Comitê Intersetorial</text:span><text:span text:style-name="T2"> </text:span><text:span text:style-name="T6">61</text:span><text:span text:style-name="T2"> para influenciar parâmetros do mundo do jogo (e.g., pressionar por mais bebedouros na cidade ou impedir o fechamento de um albergue).</text:span></text:p>
            </text:list-item>
          </text:list>
        </text:list-item>
      </text:list>
      <text:list xml:id="list170859652894509" text:continue-list="list3389465319" text:style-name="WWNum13">
        <text:list-item>
          <text:p text:style-name="P54"><text:span text:style-name="T4">Jornal "O Trecheiro":</text:span><text:span text:style-name="T2"> O </text:span><text:span text:style-name="T3">snippet</text:span><text:span text:style-name="T2"> </text:span><text:span text:style-name="T6">62</text:span><text:span text:style-name="T2"> descreve este jornal histórico. No jogo, "O Trecheiro" pode ser a fonte de "Quests" ou atualizações de notícias, escritas pela própria população, oferecendo uma contra-narrativa à mídia tradicional que criminaliza a pobreza.</text:span></text:p>
        </text:list-item>
      </text:list>
      <text:p text:style-name="P113"><text:span text:style-name="T1">6.3. Interseccionalidade</text:span></text:p>
      <text:list xml:id="list742424020" text:style-name="WWNum15">
        <text:list-item>
          <text:p text:style-name="P26"><text:span text:style-name="T4">Gênero e Raça:</text:span><text:span text:style-name="T2"> Os </text:span><text:span text:style-name="T3">snippets</text:span><text:span text:style-name="T2"> destacam as vulnerabilidades específicas das mulheres negras em situação de rua.</text:span><text:span text:style-name="T6">64</text:span><text:span text:style-name="T2"> A "Iconografia da História" </text:span><text:span text:style-name="T6">1</text:span><text:span text:style-name="T2"> liga isso ao legado da escravidão.</text:span></text:p>
        </text:list-item>
        <text:list-item>
          <text:p text:style-name="P55"><text:span text:style-name="T4">LGBTQIA+:</text:span><text:span text:style-name="T2"> O projeto "Pega a Visão" </text:span><text:span text:style-name="T6">65</text:span><text:span text:style-name="T2"> e relatos de violência </text:span><text:span text:style-name="T6">66</text:span><text:span text:style-name="T2"> mostram o duplo estigma. </text:span><text:span text:style-name="T3">Caminhos</text:span><text:span text:style-name="T2"> deve permitir a personalização de personagens que reflita essas identidades, alterando a dificuldade de interações específicas (e.g., transfobia em albergues masculinos, necessidade de alas específicas).</text:span></text:p>
        </text:list-item>
      </text:list>
      <text:p text:style-name="P113"><text:span text:style-name="T1">6.4. Habitação: O Debate "Housing First"</text:span></text:p>
      <text:list xml:id="list103273995" text:style-name="WWNum16">
        <text:list-item>
          <text:p text:style-name="P27"><text:span text:style-name="T4">Contexto:</text:span><text:span text:style-name="T2"> O modelo </text:span><text:span text:style-name="T3">Housing First</text:span><text:span text:style-name="T2"> (Moradia Primeiro) é mencionado como uma solução estrutural aprovada na região metropolitana </text:span><text:span text:style-name="T6">67</text:span><text:span text:style-name="T2">, mas de implementação complexa.</text:span></text:p>
        </text:list-item>
        <text:list-item>
          <text:p text:style-name="P56"><text:span text:style-name="T4">Meta do Jogo:</text:span><text:span text:style-name="T2"> Diferente de jogos de sobrevivência infinita, </text:span><text:span text:style-name="T3">Caminhos</text:span><text:span text:style-name="T2"> pode ter um "End Game" focado na obtenção de moradia autônoma. O jogo deve simular a dificuldade burocrática de acessar o "Aluguel Social" versus a eficácia do modelo </text:span><text:span text:style-name="T3">Housing First</text:span><text:span text:style-name="T2">, onde a casa vem antes da exigência de abstinência.</text:span></text:p>
        </text:list-item>
      </text:list>
      <text:p text:style-name="P115"><draw:rect text:anchor-type="as-char" style:rel-width="100%" draw:z-index="5" draw:style-name="gr1" draw:text-style-name="P116" svg:width="0.0012in" svg:height="0.0213in"><text:p/></draw:rect><text:span text:style-name="T1">7. Análise Detalhada de Canais do YouTube para o "Hub"</text:span></text:p>
      <text:p text:style-name="P1"><text:span text:style-name="T2">Para responder à solicitação específica do usuário por "canais com qualidade e relevância", a lista curada a seguir é analisada por sua utilidade específica no projeto </text:span><text:span text:style-name="T3">Caminhos</text:span><text:span text:style-name="T2">.</text:span></text:p>
      <text:p text:style-name="P112"><text:span text:style-name="T1">7.1. Categoria Hub: Contexto Histórico e Sociológico</text:span></text:p>
      <text:list xml:id="list2324128345" text:style-name="WWNum17">
        <text:list-item>
          <text:p text:style-name="P28"><text:span text:style-name="T4">Iconografia da História (Joel Paviotti):</text:span></text:p>
        </text:list-item>
      </text:list>
      <text:list xml:id="list1954426047" text:style-name="WWNum19">
        <text:list-item>
          <text:list>
            <text:list-item>
              <text:p text:style-name="P78"><text:span text:style-name="T3">Utilidade:</text:span><text:span text:style-name="T2"> Contexto histórico profundo. Explica </text:span><text:span text:style-name="T3">por que</text:span><text:span text:style-name="T2"> a população de rua existe (desigualdade histórica, escravidão, política de drogas).</text:span></text:p>
            </text:list-item>
            <text:list-item>
              <text:p text:style-name="P78"><text:span text:style-name="T3">Integração:</text:span><text:span text:style-name="T2"> Usar trechos de áudio (com permissão) ou transcrições para construir o banco de dados de "História" do jogo.</text:span></text:p>
            </text:list-item>
          </text:list>
        </text:list-item>
      </text:list>
      <text:list xml:id="list170859852528615" text:continue-list="list2324128345" text:style-name="WWNum17">
        <text:list-item>
          <text:p text:style-name="P28"><text:span text:style-name="T4">Chavoso da USP:</text:span></text:p>
        </text:list-item>
      </text:list>
      <text:list xml:id="list3219783657" text:style-name="WWNum20">
        <text:list-item>
          <text:list>
            <text:list-item>
              <text:p text:style-name="P80"><text:soft-page-break/><text:span text:style-name="T3">Utilidade:</text:span><text:span text:style-name="T2"> Consciência de classe. Excelente para entender a "Linguagem da Periferia" e a barreira entre o mundo acadêmico e a rua.</text:span></text:p>
            </text:list-item>
            <text:list-item>
              <text:p text:style-name="P80"><text:span text:style-name="T3">Integração:</text:span><text:span text:style-name="T2"> Referência de diálogo. Usar sua cadência e estilo de argumentação para escrever diálogos realistas para personagens mais jovens.</text:span></text:p>
            </text:list-item>
          </text:list>
        </text:list-item>
      </text:list>
      <text:list xml:id="list170860277173163" text:continue-list="list170859852528615" text:style-name="WWNum17">
        <text:list-item>
          <text:p text:style-name="P28"><text:span text:style-name="T4">TV Unicamp:</text:span></text:p>
        </text:list-item>
      </text:list>
      <text:list xml:id="list3225843442" text:style-name="WWNum21">
        <text:list-item>
          <text:list>
            <text:list-item>
              <text:p text:style-name="P82"><text:span text:style-name="T3">Utilidade:</text:span><text:span text:style-name="T2"> Contexto local de Campinas. Vídeos sobre desigualdade na região.</text:span><text:span text:style-name="T6">68</text:span></text:p>
            </text:list-item>
            <text:list-item>
              <text:p text:style-name="P95"><text:span text:style-name="T3">Integração:</text:span><text:span text:style-name="T2"> Fonte de dados sobre lutas por moradia locais (e.g., Ocupação Nelson Mandela).</text:span></text:p>
            </text:list-item>
          </text:list>
        </text:list-item>
      </text:list>
      <text:p text:style-name="P113"><text:span text:style-name="T1">7.2. Categoria Hub: Saúde e Redução de Danos (Técnico)</text:span></text:p>
      <text:list xml:id="list2602994657" text:style-name="WWNum22">
        <text:list-item>
          <text:p text:style-name="P30"><text:span text:style-name="T4">Canal Saúde (Fiocruz):</text:span></text:p>
        </text:list-item>
      </text:list>
      <text:list xml:id="list1189577848" text:style-name="WWNum23">
        <text:list-item>
          <text:list>
            <text:list-item>
              <text:p text:style-name="P83"><text:span text:style-name="T3">Utilidade:</text:span><text:span text:style-name="T2"> O "Padrão Ouro" da política pública.</text:span></text:p>
            </text:list-item>
            <text:list-item>
              <text:p text:style-name="P83"><text:span text:style-name="T3">Integração:</text:span><text:span text:style-name="T2"> Material tutorial. "Como acessar o CAPS", "O que faz um Consultório na Rua?".</text:span></text:p>
            </text:list-item>
          </text:list>
        </text:list-item>
      </text:list>
      <text:list xml:id="list170861032799608" text:continue-list="list2602994657" text:style-name="WWNum22">
        <text:list-item>
          <text:p text:style-name="P30"><text:span text:style-name="T4">Centro de Convivência É de Lei:</text:span></text:p>
        </text:list-item>
      </text:list>
      <text:list xml:id="list2188706527" text:style-name="WWNum24">
        <text:list-item>
          <text:list>
            <text:list-item>
              <text:p text:style-name="P85"><text:span text:style-name="T3">Utilidade:</text:span><text:span text:style-name="T2"> Redução de Danos Prática.</text:span></text:p>
            </text:list-item>
            <text:list-item>
              <text:p text:style-name="P96"><text:span text:style-name="T3">Integração:</text:span><text:span text:style-name="T2"> "Guia de Sobrevivência". Informações sobre cuidado com cachimbos, evitar overdose e direitos durante abordagens policiais.</text:span></text:p>
            </text:list-item>
          </text:list>
        </text:list-item>
      </text:list>
      <text:p text:style-name="P113"><text:span text:style-name="T1">7.3. Categoria Hub: Advocacia e Direitos Humanos</text:span></text:p>
      <text:list xml:id="list4131231555" text:style-name="WWNum25">
        <text:list-item>
          <text:p text:style-name="P32"><text:span text:style-name="T4">Agência Pública:</text:span></text:p>
        </text:list-item>
      </text:list>
      <text:list xml:id="list1796504910" text:style-name="WWNum26">
        <text:list-item>
          <text:list>
            <text:list-item>
              <text:p text:style-name="P86"><text:span text:style-name="T3">Utilidade:</text:span><text:span text:style-name="T2"> Checagem de realidade investigativa. Mostra o lado sombrio do sistema (indigentes, violência policial).</text:span></text:p>
            </text:list-item>
            <text:list-item>
              <text:p text:style-name="P86"><text:span text:style-name="T3">Integração:</text:span><text:span text:style-name="T2"> Conflitos narrativos. Histórias de suas reportagens servem como base para os cenários de "Modo Difícil" (Hard Mode) do jogo.</text:span></text:p>
            </text:list-item>
          </text:list>
        </text:list-item>
      </text:list>
      <text:list xml:id="list170859610933541" text:continue-list="list4131231555" text:style-name="WWNum25">
        <text:list-item>
          <text:p text:style-name="P32"><text:span text:style-name="T4">Padre Júlio Lancellotti:</text:span></text:p>
        </text:list-item>
      </text:list>
      <text:list xml:id="list3386272694" text:style-name="WWNum27">
        <text:list-item>
          <text:list>
            <text:list-item>
              <text:p text:style-name="P88"><text:span text:style-name="T3">Utilidade:</text:span><text:span text:style-name="T2"> Bússola moral e luta contra a Aporofobia.</text:span></text:p>
            </text:list-item>
            <text:list-item>
              <text:p text:style-name="P97"><text:span text:style-name="T3">Integração:</text:span><text:span text:style-name="T2"> O conceito de "Humanizar o Território". Suas ações podem inspirar "Eventos Comunitários" no jogo onde jogadores trabalham juntos para remover arquitetura hostil.</text:span></text:p>
            </text:list-item>
          </text:list>
        </text:list-item>
      </text:list>
      <text:p text:style-name="P115"><draw:rect text:anchor-type="as-char" style:rel-width="100%" draw:z-index="6" draw:style-name="gr1" draw:text-style-name="P116" svg:width="0.0012in" svg:height="0.0213in"><text:p/></draw:rect><text:span text:style-name="T1">8. Recomendações Estratégicas para "Caminhos - Campinas"</text:span></text:p>
      <text:p text:style-name="P1"><text:span text:style-name="T2">Com base na síntese de 32.000 palavras de contexto potencial, as seguintes recomendações são feitas para o desenvolvimento do jogo e do Hub usando as ferramentas solicitadas.</text:span></text:p>
      <text:p text:style-name="P112"><text:soft-page-break/><text:span text:style-name="T1">8.1. Estratégia de Ingestão de Dados (NotebookLM &amp; JSON)</text:span></text:p>
      <text:list xml:id="list2470896190" text:style-name="WWNum28">
        <text:list-item>
          <text:p text:style-name="P34"><text:span text:style-name="T4">Raspe os Manuais, Não Apenas a Web:</text:span><text:span text:style-name="T2"> A "lógica" mais valiosa está escondida nos manuais em PDF (Consultório na Rua </text:span><text:span text:style-name="T6">32</text:span><text:span text:style-name="T2">, Primeiros Cuidados Psicológicos </text:span><text:span text:style-name="T6">44</text:span><text:span text:style-name="T2">).</text:span></text:p>
        </text:list-item>
      </text:list>
      <text:list xml:id="list1165597774" text:style-name="WWNum29">
        <text:list-item>
          <text:list>
            <text:list-item>
              <text:p text:style-name="P89"><text:span text:style-name="T3">Ação:</text:span><text:span text:style-name="T2"> Converter esses PDFs em texto e alimentá-los no NotebookLM com o prompt: </text:span><text:span text:style-name="T3">"Extraia árvores de decisão para lidar com uma crise de saúde mental em um contexto de rua. Saída em formato JSON com campos para 'Escolha_do_Jogador', 'Resposta_do_NPC' e 'Impacto_Saúde_Mental'."</text:span></text:p>
            </text:list-item>
          </text:list>
        </text:list-item>
      </text:list>
      <text:list xml:id="list170860606150563" text:continue-list="list2470896190" text:style-name="WWNum28">
        <text:list-item>
          <text:p text:style-name="P34"><text:span text:style-name="T4">Taxonomia de Dilemas:</text:span><text:span text:style-name="T2"> Organizar os JSONs por "Esfera da Vida" com base no "Guia Estratégico" </text:span><text:span text:style-name="T6">39</text:span><text:span text:style-name="T2">:</text:span></text:p>
        </text:list-item>
      </text:list>
      <text:list xml:id="list3198439186" text:style-name="WWNum30">
        <text:list-item>
          <text:list>
            <text:list-item>
              <text:p text:style-name="P100"><text:span text:style-name="T4">Biológico:</text:span><text:span text:style-name="T2"> Fome, Frio (Riscos de hipotermia de </text:span><text:span text:style-name="T6">35</text:span><text:span text:style-name="T2">), Abstinência.</text:span></text:p>
            </text:list-item>
            <text:list-item>
              <text:p text:style-name="P100"><text:span text:style-name="T4">Social:</text:span><text:span text:style-name="T2"> Documentação, Vínculos Familiares </text:span><text:span text:style-name="T6">69</text:span><text:span text:style-name="T2">, Estigma.</text:span></text:p>
            </text:list-item>
            <text:list-item>
              <text:p text:style-name="P102"><text:span text:style-name="T4">Político:</text:span><text:span text:style-name="T2"> Votar, Participar de Assembleias, Resistir à Remoção.</text:span></text:p>
            </text:list-item>
          </text:list>
        </text:list-item>
      </text:list>
      <text:p text:style-name="P113"><text:span text:style-name="T1">8.2. O "Hub" como Serviço</text:span></text:p>
      <text:p text:style-name="P2"><text:span text:style-name="T2">O usuário quer que o jogo seja um "Hub para a Pop Rua".</text:span></text:p>
      <text:list xml:id="list1618213426" text:style-name="WWNum31">
        <text:list-item>
          <text:p text:style-name="P36"><text:span text:style-name="T4">Integração de Dados em Tempo Real:</text:span><text:span text:style-name="T2"> Se possível, linkar o "Mapa" no jogo a dados reais de Campinas (e.g., qual </text:span><text:span text:style-name="T3">Bom Prato</text:span><text:span text:style-name="T2"> está aberto?).</text:span></text:p>
        </text:list-item>
        <text:list-item>
          <text:p text:style-name="P57"><text:span text:style-name="T4">Micro-Certificação:</text:span><text:span text:style-name="T2"> Raspar as </text:span><text:span text:style-name="T3">ementas</text:span><text:span text:style-name="T2"> dos cursos mencionados (UNASUS, É de Lei) e oferecer uma "micro-certificação" dentro do jogo. Se o jogador completar a quest de "Redução de Danos", ele desbloqueia um link para o curso real.</text:span></text:p>
        </text:list-item>
      </text:list>
      <text:p text:style-name="P113"><text:span text:style-name="T1">8.3. Tom Narrativo e Atmosfera</text:span></text:p>
      <text:list xml:id="list3388402840" text:style-name="WWNum32">
        <text:list-item>
          <text:p text:style-name="P37"><text:span text:style-name="T4">Evitar a "Pornografia do Sofrimento":</text:span><text:span text:style-name="T2"> O jogo não deve ser apenas sobre miséria. Use as referências do "Bota a Fala" </text:span><text:span text:style-name="T6">70</text:span><text:span text:style-name="T2"> e "Pega a Visão" </text:span><text:span text:style-name="T6">65</text:span><text:span text:style-name="T2"> para incluir arte, poesia e cultura. A rua é também um lugar de criatividade, resistência e </text:span><text:span text:style-name="T3">potência</text:span><text:span text:style-name="T2">.</text:span></text:p>
        </text:list-item>
        <text:list-item>
          <text:p text:style-name="P58"><text:span text:style-name="T4">Não-Linearidade:</text:span><text:span text:style-name="T2"> A situação de rua não é um caminho linear. Use os dados de "migrante" </text:span><text:span text:style-name="T6">25</text:span><text:span text:style-name="T2"> para mostrar caminhos circulares (cidade a cidade) e o conceito de "Trecheiro".</text:span></text:p>
        </text:list-item>
      </text:list>
      <text:p text:style-name="P113"><text:span text:style-name="T1">8.4. Atmosfera Visual e Sonora</text:span></text:p>
      <text:list xml:id="list1374368612" text:style-name="WWNum33">
        <text:list-item>
          <text:p text:style-name="P38"><text:span text:style-name="T4">Paisagem Sonora:</text:span><text:span text:style-name="T2"> Use o áudio dos canais recomendados (a intensidade de Jones Manoel, a calma do Padre Júlio, o ruído ambiente da Cracolândia das reportagens da BBC) como referências para o design de som.</text:span></text:p>
        </text:list-item>
        <text:list-item>
          <text:p text:style-name="P59"><text:span text:style-name="T4">Visuais:</text:span><text:span text:style-name="T2"> O estilo "Iconografia" (arquivos históricos misturados com filmagens modernas) é uma direção visual forte para as </text:span><text:span text:style-name="T3">cutscenes</text:span><text:span text:style-name="T2"> do jogo.</text:span></text:p>
        </text:list-item>
      </text:list>
      <text:p text:style-name="P115"><draw:rect text:anchor-type="as-char" style:rel-width="100%" draw:z-index="7" draw:style-name="gr1" draw:text-style-name="P116" svg:width="0.0012in" svg:height="0.0213in"><text:p/></draw:rect><text:span text:style-name="T1">9. Análise Detalhada dos Snippets de Pesquisa (Deep Dive)</text:span></text:p>
      <text:p text:style-name="P1"><text:span text:style-name="T2">Esta seção fornece a análise granular dos </text:span><text:span text:style-name="T3">snippets</text:span><text:span text:style-name="T2"> fornecidos para justificar as recomendações acima e garantir que nenhum requisito foi perdido.</text:span></text:p>
      <text:p text:style-name="P112"><text:span text:style-name="T1">9.1. A Narrativa do "Crack" (Iconografia da História)</text:span></text:p>
      <text:p text:style-name="P2"><text:span text:style-name="T4">Fonte:</text:span><text:span text:style-name="T2"> </text:span><text:span text:style-name="T6">1</text:span></text:p>
      <text:list xml:id="list2429372897" text:style-name="WWNum34">
        <text:list-item>
          <text:p text:style-name="P39"><text:soft-page-break/><text:span text:style-name="T4">Análise:</text:span><text:span text:style-name="T2"> O vídeo "Iconografia da História" fornece uma contra-narrativa crucial ao tropo "zumbi" frequentemente visto na mídia. Ao ligar o Bronx (anos 80) ao Brasil, estabelece a </text:span><text:span text:style-name="T4">globalização</text:span><text:span text:style-name="T2"> como um fator.</text:span></text:p>
        </text:list-item>
        <text:list-item>
          <text:p text:style-name="P60"><text:span text:style-name="T4">Aplicação:</text:span><text:span text:style-name="T2"> Em </text:span><text:span text:style-name="T3">Caminhos</text:span><text:span text:style-name="T2">, o item "Droga" deve ter uma descrição que referencie essa história. Não é apenas uma "pedra"; é um artefato geopolítico. O jogo pode usar isso para educar os jogadores de que a "epidemia" é fabricada por forças de mercado, não apenas escolha individual.</text:span></text:p>
        </text:list-item>
      </text:list>
      <text:p text:style-name="P113"><text:span text:style-name="T1">9.2. A Narrativa do "Frio" (Especificidades de Campinas)</text:span></text:p>
      <text:p text:style-name="P2"><text:span text:style-name="T4">Fonte:</text:span><text:span text:style-name="T2"> </text:span><text:span text:style-name="T6">30</text:span></text:p>
      <text:list xml:id="list1153073643" text:style-name="WWNum36">
        <text:list-item>
          <text:p text:style-name="P40"><text:span text:style-name="T4">Análise:</text:span><text:span text:style-name="T2"> Múltiplos </text:span><text:span text:style-name="T3">snippets</text:span><text:span text:style-name="T2"> mencionam a "Operação Inverno" e os "dias mais frios do ano" em Campinas. Este é um evento recorrente de alto risco.</text:span></text:p>
        </text:list-item>
        <text:list-item>
          <text:p text:style-name="P61"><text:span text:style-name="T4">Aplicação:</text:span><text:span text:style-name="T2"> Uma mecânica sazonal. Quando o "Inverno" chega ao servidor do jogo (ou tempo de jogo), a dificuldade aumenta. "Abrigo" torna-se escasso. Os NPCs do "SOS Rua" </text:span><text:span text:style-name="T6">30</text:span><text:span text:style-name="T2"> tornam-se críticos para a sobrevivência (distribuindo cobertores). A narrativa do "Abrigo Emergencial" </text:span><text:span text:style-name="T6">37</text:span><text:span text:style-name="T2"> pode ser um nível onde o jogador deve decidir entre o calor do abrigo (mas regras estritas) ou a liberdade da rua (mas risco de hipotermia).</text:span></text:p>
        </text:list-item>
      </text:list>
      <text:p text:style-name="P113"><text:span text:style-name="T1">9.3. A Narrativa da "Violência Institucional" (Alvos de Raspagem)</text:span></text:p>
      <text:p text:style-name="P2"><text:span text:style-name="T4">Fonte:</text:span><text:span text:style-name="T2"> </text:span><text:span text:style-name="T6">54</text:span></text:p>
      <text:list xml:id="list1806209811" text:style-name="WWNum37">
        <text:list-item>
          <text:p text:style-name="P41"><text:span text:style-name="T4">Análise:</text:span><text:span text:style-name="T2"> Os relatórios do "Comitê Pop Rua" e o "Dossiê de Violência" fornecem dados concretos sobre violações de direitos.</text:span></text:p>
        </text:list-item>
        <text:list-item>
          <text:p text:style-name="P62"><text:span text:style-name="T4">Aplicação:</text:span><text:span text:style-name="T2"> Eventos Aleatórios. "Você estava dormindo em um banco. A GCM chega." O resultado depende da estatística "Conhecimento de Direitos" do jogador (derivada das Cartilhas </text:span><text:span text:style-name="T6">56</text:span><text:span text:style-name="T2">). Se o jogador conhece o "Decreto 7.053", ele pode negociar. Se não, ele perde seus itens (cobertores, ID).</text:span></text:p>
        </text:list-item>
      </text:list>
      <text:p text:style-name="P113"><text:span text:style-name="T1">9.4. A Narrativa da "Saúde Mental" (Cursos &amp; Manuais)</text:span></text:p>
      <text:p text:style-name="P2"><text:span text:style-name="T4">Fonte:</text:span><text:span text:style-name="T2"> </text:span><text:span text:style-name="T6">44</text:span></text:p>
      <text:list xml:id="list1386816728" text:style-name="WWNum38">
        <text:list-item>
          <text:p text:style-name="P42"><text:span text:style-name="T4">Análise:</text:span><text:span text:style-name="T2"> Os cursos da UNASUS e manuais de Primeiros Cuidados Psicológicos enfatizam "Escuta" e "Vínculo".</text:span></text:p>
        </text:list-item>
        <text:list-item>
          <text:p text:style-name="P63"><text:span text:style-name="T4">Aplicação:</text:span><text:span text:style-name="T2"> Árvores de Diálogo. Ao interagir com um NPC em crise, as opções de diálogo devem ser pontuadas contra os protocolos do manual.</text:span></text:p>
        </text:list-item>
      </text:list>
      <text:p text:style-name="P115"><draw:rect text:anchor-type="as-char" style:rel-width="100%" draw:z-index="8" draw:style-name="gr1" draw:text-style-name="P116" svg:width="0.0012in" svg:height="0.0213in"><text:p/></draw:rect><text:span text:style-name="T1">10. Conclusão: O Jogo como Arquivo Vivo e Tecnologia Social</text:span></text:p>
      <text:p text:style-name="P1"><text:span text:style-name="T2">O projeto "Caminhos - Campinas" tem o potencial de ser mais do que um jogo; ele pode ser um </text:span><text:span text:style-name="T4">arquivo digital de resistência e cuidado</text:span><text:span text:style-name="T2">. Ao integrar a profundidade histórica da "Iconografia da História", a sociologia crítica de "Chavoso da USP", a urgência humanitária de "Padre Júlio" e os dados rigorosos da "Fiocruz" e do "Censo de Campinas", o jogo torna-se uma simulação do próprio </text:span><text:span text:style-name="T3">tecido social</text:span><text:span text:style-name="T2">.</text:span></text:p>
      <text:p text:style-name="P1"><text:span text:style-name="T2">O uso do NotebookLM para processar os JSONs recomendados (Manuais, Leis, Ementas de Cursos) permite que o jogo funcione como uma ferramenta educacional tanto para o público em geral (reduzindo o estigma) quanto potencialmente para assistentes sociais em formação. O "Hub" deve efetivamente "raspar" o melhor desses mundos — o acadêmico, o ativista e o institucional — para fornecer uma visão holística da população em situação de rua, restaurando sua humanidade através de dados e narrativa.</text:span></text:p>
      <text:p text:style-name="P112"><text:span text:style-name="T1">10.1. Próximos Passos Acionáveis</text:span></text:p>
      <text:list xml:id="list4125455961" text:style-name="WWNum39">
        <text:list-item>
          <text:p text:style-name="P103"><text:span text:style-name="T4">Ingerir Protocolos:</text:span><text:span text:style-name="T2"> Priorizar a ingestão dos manuais de "Primeiros Cuidados Psicológicos" </text:span><text:span text:style-name="T6">44</text:span><text:span text:style-name="T2"> e "Consultório na Rua" </text:span><text:span text:style-name="T6">32</text:span><text:span text:style-name="T2"> no motor lógico do jogo via NotebookLM.</text:span></text:p>
        </text:list-item>
        <text:list-item>
          <text:p text:style-name="P103"><text:span text:style-name="T4">Mapear a Rede:</text:span><text:span text:style-name="T2"> Construir o mapa in-game usando os endereços exatos do SAMIM </text:span><text:span text:style-name="T6">27</text:span><text:span text:style-name="T2">, Centro Pop </text:span><text:span text:style-name="T6">28</text:span><text:span text:style-name="T2"> e ONGs parceiras.</text:span><text:span text:style-name="T6">34</text:span></text:p>
        </text:list-item>
        <text:list-item>
          <text:p text:style-name="P103"><text:span text:style-name="T4">Dar Voz aos Sem Voz:</text:span><text:span text:style-name="T2"> Usar os arquivos do "Trecheiro" </text:span><text:span text:style-name="T6">63</text:span><text:span text:style-name="T2"> e "Bota a Fala" </text:span><text:span text:style-name="T6">70</text:span><text:span text:style-name="T2"> para escrever o "texto de sabor" (flavor text) e diálogos do jogo, garantindo representação autêntica.</text:span></text:p>
        </text:list-item>
        <text:list-item>
          <text:p text:style-name="P105"><text:soft-page-break/><text:span text:style-name="T4">Conectar os Canais:</text:span><text:span text:style-name="T2"> Apresentar os canais do YouTube analisados na seção "Biblioteca/Educação" do Hub, categorizando-os por "História", "Saúde" e "Direitos".</text:span></text:p>
        </text:list-item>
      </text:list>
      <text:p text:style-name="P106"><text:span text:style-name="T2">Este relatório fornece a "leitura profunda" fundamental necessária para elevar </text:span><text:span text:style-name="T3">Caminhos</text:span><text:span text:style-name="T2"> de um conceito a uma ferramenta social profunda, honrando a complexidade das vidas que busca representar.</text:span></text:p>
      <text:p text:style-name="P111"><text:span text:style-name="T11">Referências citadas</text:span></text:p>
      <text:list xml:id="list960125373" text:style-name="WWNum40">
        <text:list-item>
          <text:p text:style-name="P107"><text:span text:style-name="T12">The rocky road, from the Bronx to Brazil. - YouTube, acessado em janeiro 2, 2026, </text:span><text:a xlink:type="simple" xlink:href="https://www.youtube.com/watch?v=yBDYdAmIXN8" text:style-name="ListLabel_20_469" text:visited-style-name="ListLabel_20_469"><text:span text:style-name="T14">https://www.youtube.com/watch?v=yBDYdAmIXN8</text:span></text:a></text:p>
        </text:list-item>
        <text:list-item>
          <text:p text:style-name="P107"><text:span text:style-name="T12">COMO FUNCIONA O TRIBUNAL DO CRIME #historia #crime - YouTube, acessado em janeiro 2, 2026, </text:span><text:a xlink:type="simple" xlink:href="https://www.youtube.com/watch?v=pWJ_A0p2HtE" text:style-name="ListLabel_20_469" text:visited-style-name="ListLabel_20_469"><text:span text:style-name="T14">https://www.youtube.com/watch?v=pWJ_A0p2HtE</text:span></text:a></text:p>
        </text:list-item>
        <text:list-item>
          <text:p text:style-name="P107"><text:span text:style-name="T12">Vídeos - Canal Saúde, acessado em janeiro 2, 2026, </text:span><text:a xlink:type="simple" xlink:href="https://www.canalsaude.fiocruz.br/videos?video_page=7&amp;video_filter=latest&amp;video_search=nas" text:style-name="ListLabel_20_469" text:visited-style-name="ListLabel_20_469"><text:span text:style-name="T14">https://www.canalsaude.fiocruz.br/videos?video_page=7&amp;video_filter=latest&amp;video_search=nas</text:span></text:a></text:p>
        </text:list-item>
        <text:list-item>
          <text:p text:style-name="P107"><text:span text:style-name="T12">Documentários - População em situação de rua - Canal Saúde, acessado em janeiro 2, 2026, </text:span><text:a xlink:type="simple" xlink:href="https://acervo.canalsaude.fiocruz.br/canal/videoAberto/populacao-em-situacao-de-rua-doc-cs30-0021" text:style-name="ListLabel_20_469" text:visited-style-name="ListLabel_20_469"><text:span text:style-name="T14">https://acervo.canalsaude.fiocruz.br/canal/videoAberto/populacao-em-situacao-de-rua-doc-cs30-0021</text:span></text:a></text:p>
        </text:list-item>
        <text:list-item>
          <text:p text:style-name="P107"><text:span text:style-name="T12">População de Rua é tema do Sala de Convidados no Canal Saúde - YouTube, acessado em janeiro 2, 2026, </text:span><text:a xlink:type="simple" xlink:href="https://www.youtube.com/watch?v=Jnx6uaC1t48" text:style-name="ListLabel_20_469" text:visited-style-name="ListLabel_20_469"><text:span text:style-name="T14">https://www.youtube.com/watch?v=Jnx6uaC1t48</text:span></text:a></text:p>
        </text:list-item>
        <text:list-item>
          <text:p text:style-name="P107"><text:span text:style-name="T12">O Voo da Fênix - transtorno, reforma psiquiátrica e luta antimanicomial - YouTube, acessado em janeiro 2, 2026, </text:span><text:a xlink:type="simple" xlink:href="https://www.youtube.com/watch?v=fPrLzvmBbOs" text:style-name="ListLabel_20_469" text:visited-style-name="ListLabel_20_469"><text:span text:style-name="T14">https://www.youtube.com/watch?v=fPrLzvmBbOs</text:span></text:a></text:p>
        </text:list-item>
        <text:list-item>
          <text:p text:style-name="P107"><text:span text:style-name="T12">Luta Antimanicomial 2017: Por uma sociedade sem manicômios - YouTube, acessado em janeiro 2, 2026, </text:span><text:a xlink:type="simple" xlink:href="https://www.youtube.com/watch?v=GQ9VeuosX8E" text:style-name="ListLabel_20_469" text:visited-style-name="ListLabel_20_469"><text:span text:style-name="T14">https://www.youtube.com/watch?v=GQ9VeuosX8E</text:span></text:a></text:p>
        </text:list-item>
        <text:list-item>
          <text:p text:style-name="P107"><text:span text:style-name="T12">Drogas e Redução de Danos como políticas públicas | TVDH na TVT - YouTube, acessado em janeiro 2, 2026, </text:span><text:a xlink:type="simple" xlink:href="https://www.youtube.com/watch?v=I6MM_85nD4M" text:style-name="ListLabel_20_469" text:visited-style-name="ListLabel_20_469"><text:span text:style-name="T14">https://www.youtube.com/watch?v=I6MM_85nD4M</text:span></text:a></text:p>
        </text:list-item>
        <text:list-item>
          <text:p text:style-name="P107"><text:span text:style-name="T12">Invisible: Homeless People - Invisíveis: Moradores de Rua - YouTube, acessado em janeiro 2, 2026, </text:span><text:a xlink:type="simple" xlink:href="https://www.youtube.com/watch?v=Y5-fDL4rXO0" text:style-name="ListLabel_20_469" text:visited-style-name="ListLabel_20_469"><text:span text:style-name="T14">https://www.youtube.com/watch?v=Y5-fDL4rXO0</text:span></text:a></text:p>
        </text:list-item>
        <text:list-item>
          <text:p text:style-name="P107"><text:span text:style-name="T12">Indigente Teaser - YouTube, acessado em janeiro 2, 2026, </text:span><text:a xlink:type="simple" xlink:href="https://www.youtube.com/watch?v=EnlTBpBBmF8" text:style-name="ListLabel_20_469" text:visited-style-name="ListLabel_20_469"><text:span text:style-name="T14">https://www.youtube.com/watch?v=EnlTBpBBmF8</text:span></text:a></text:p>
        </text:list-item>
        <text:list-item>
          <text:p text:style-name="P107"><text:span text:style-name="T12">Brasil de Fato lança série documental sobre a Cracolândia - YouTube, acessado em janeiro 2, 2026, </text:span><text:a xlink:type="simple" xlink:href="https://www.youtube.com/watch?v=7fSEQExwCkw" text:style-name="ListLabel_20_469" text:visited-style-name="ListLabel_20_469"><text:span text:style-name="T14">https://www.youtube.com/watch?v=7fSEQExwCkw</text:span></text:a></text:p>
        </text:list-item>
        <text:list-item>
          <text:p text:style-name="P107"><text:span text:style-name="T12">4 out of 10 Cracolândia visitors have been in the central region of São Paulo for more than 10 years - YouTube, acessado em janeiro 2, 2026, </text:span><text:a xlink:type="simple" xlink:href="https://www.youtube.com/watch?v=8ojNtdu9JAg" text:style-name="ListLabel_20_469" text:visited-style-name="ListLabel_20_469"><text:span text:style-name="T14">https://www.youtube.com/watch?v=8ojNtdu9JAg</text:span></text:a></text:p>
        </text:list-item>
        <text:list-item>
          <text:p text:style-name="P107"><text:span text:style-name="T12">Cracolândia: new study recommends measures - YouTube, acessado em janeiro 2, 2026, </text:span><text:a xlink:type="simple" xlink:href="https://www.youtube.com/watch?v=FP1ZHrI3Qgg" text:style-name="ListLabel_20_469" text:visited-style-name="ListLabel_20_469"><text:span text:style-name="T14">https://www.youtube.com/watch?v=FP1ZHrI3Qgg</text:span></text:a></text:p>
        </text:list-item>
        <text:list-item>
          <text:p text:style-name="P107"><text:span text:style-name="T12">CHAVOSO DA USP - THIAGO TORRES - INVESTIGAÇÃO CRIMINAL PODCAST - YouTube, acessado em janeiro 2, 2026, </text:span><text:a xlink:type="simple" xlink:href="https://www.youtube.com/watch?v=zFFtsnQ2uGQ" text:style-name="ListLabel_20_469" text:visited-style-name="ListLabel_20_469"><text:span text:style-name="T14">https://www.youtube.com/watch?v=zFFtsnQ2uGQ</text:span></text:a></text:p>
        </text:list-item>
        <text:list-item>
          <text:p text:style-name="P107"><text:span text:style-name="T12">Eu quero a periferia na USP | Thiago Torres | TEDxSaoPaulo - YouTube, acessado em janeiro 2, 2026, </text:span><text:a xlink:type="simple" xlink:href="https://www.youtube.com/watch?v=r8aP8yDC9eE" text:style-name="ListLabel_20_469" text:visited-style-name="ListLabel_20_469"><text:span text:style-name="T14">https://www.youtube.com/watch?v=r8aP8yDC9eE</text:span></text:a></text:p>
        </text:list-item>
        <text:list-item>
          <text:p text:style-name="P107"><text:span text:style-name="T12">O APARTHEID BRASILEIRO - YouTube, acessado em janeiro 2, 2026, </text:span><text:a xlink:type="simple" xlink:href="https://www.youtube.com/watch?v=xIMrPmM1RC4" text:style-name="ListLabel_20_469" text:visited-style-name="ListLabel_20_469"><text:span text:style-name="T14">https://www.youtube.com/watch?v=xIMrPmM1RC4</text:span></text:a></text:p>
        </text:list-item>
        <text:list-item>
          <text:p text:style-name="P107"><text:span text:style-name="T12">Post from Jones Manoel - - YouTube, acessado em janeiro 2, 2026, </text:span><text:a xlink:type="simple" xlink:href="https://www.youtube.com/post/UgkxltfJx6AHuR1OF-dv72tBg9SErZd2hDLN" text:style-name="ListLabel_20_469" text:visited-style-name="ListLabel_20_469"><text:span text:style-name="T14">https://www.youtube.com/post/UgkxltfJx6AHuR1OF-dv72tBg9SErZd2hDLN</text:span></text:a></text:p>
        </text:list-item>
        <text:list-item>
          <text:p text:style-name="P107"><text:span text:style-name="T12">Renato Cariani e a ideologia da guerra às drogas - YouTube, acessado em janeiro 2, 2026, </text:span><text:a xlink:type="simple" xlink:href="https://www.youtube.com/watch?v=5fxpab_1myM" text:style-name="ListLabel_20_469" text:visited-style-name="ListLabel_20_469"><text:span text:style-name="T14">https://www.youtube.com/watch?v=5fxpab_1myM</text:span></text:a></text:p>
        </text:list-item>
        <text:list-item>
          <text:p text:style-name="P107"><text:soft-page-break/><text:span text:style-name="T12">Missa com Padre Julio Lancellotti - 14/11/2025 - YouTube, acessado em janeiro 2, 2026, </text:span><text:a xlink:type="simple" xlink:href="https://www.youtube.com/watch?v=93d3YTwzpps" text:style-name="ListLabel_20_469" text:visited-style-name="ListLabel_20_469"><text:span text:style-name="T14">https://www.youtube.com/watch?v=93d3YTwzpps</text:span></text:a></text:p>
        </text:list-item>
        <text:list-item>
          <text:p text:style-name="P107"><text:span text:style-name="T12">OArcanjoNoAr - YouTube, acessado em janeiro 2, 2026, </text:span><text:a xlink:type="simple" xlink:href="https://www.youtube.com/user/OArcanjoNoAr/videos" text:style-name="ListLabel_20_469" text:visited-style-name="ListLabel_20_469"><text:span text:style-name="T14">https://www.youtube.com/user/OArcanjoNoAr/videos</text:span></text:a></text:p>
        </text:list-item>
        <text:list-item>
          <text:p text:style-name="P107"><text:span text:style-name="T12">Padre Júlio Lancellotti fala com coragem sobre desigualdade, fé e resistência. - YouTube, acessado em janeiro 2, 2026, </text:span><text:a xlink:type="simple" xlink:href="https://www.youtube.com/shorts/ee09FzrxXAI" text:style-name="ListLabel_20_469" text:visited-style-name="ListLabel_20_469"><text:span text:style-name="T14">https://www.youtube.com/shorts/ee09FzrxXAI</text:span></text:a></text:p>
        </text:list-item>
        <text:list-item>
          <text:p text:style-name="P107"><text:span text:style-name="T12">PADRE JÚLIO LANCELLOTTI – PODCAST 3 IRMÃOS #719 - YouTube, acessado em janeiro 2, 2026, </text:span><text:a xlink:type="simple" xlink:href="https://www.youtube.com/watch?v=y7jGPktFpac" text:style-name="ListLabel_20_469" text:visited-style-name="ListLabel_20_469"><text:span text:style-name="T14">https://www.youtube.com/watch?v=y7jGPktFpac</text:span></text:a></text:p>
        </text:list-item>
        <text:list-item>
          <text:p text:style-name="P107"><text:span text:style-name="T12">Campinas reduz número de pessoas em situação de rua em 48,6%, acessado em janeiro 2, 2026, </text:span><text:a xlink:type="simple" xlink:href="https://campinas.sp.gov.br/noticias/campinas-reduz-numero-de-pessoas-em-situacao-de-rua-em-48-6-62357" text:style-name="ListLabel_20_469" text:visited-style-name="ListLabel_20_469"><text:span text:style-name="T14">https://campinas.sp.gov.br/noticias/campinas-reduz-numero-de-pessoas-em-situacao-de-rua-em-48-6-62357</text:span></text:a></text:p>
        </text:list-item>
        <text:list-item>
          <text:p text:style-name="P107"><text:span text:style-name="T12">Censo da População em Situação de Rua - Campinas/SP 2024 - Fundação FEAC, acessado em janeiro 2, 2026, </text:span><text:a xlink:type="simple" xlink:href="https://feac.org.br/wp-content/uploads/2025/06/Relatorio-Descritivo-e-Metodologico_Versao_25-10.pdf" text:style-name="ListLabel_20_469" text:visited-style-name="ListLabel_20_469"><text:span text:style-name="T14">https://feac.org.br/wp-content/uploads/2025/06/Relatorio-Descritivo-e-Metodologico_Versao_25-10.pdf</text:span></text:a></text:p>
        </text:list-item>
        <text:list-item>
          <text:p text:style-name="P107"><text:span text:style-name="T12">Pessoas em situação de rua de outras cidades dizem que receberam 'roteiro' até Campinas, acessado em janeiro 2, 2026, </text:span><text:a xlink:type="simple" xlink:href="https://www.acidadeon.com/campinas/cotidiano/pessoas-em-situacao-de-rua-de-outras-cidades-dizem-que-receberam-roteiro-ate-campinas/" text:style-name="ListLabel_20_469" text:visited-style-name="ListLabel_20_469"><text:span text:style-name="T14">https://www.acidadeon.com/campinas/cotidiano/pessoas-em-situacao-de-rua-de-outras-cidades-dizem-que-receberam-roteiro-ate-campinas/</text:span></text:a></text:p>
        </text:list-item>
        <text:list-item>
          <text:p text:style-name="P107"><text:span text:style-name="T12">Moradores em situação de rua enviados de outras cidades dizem ter recebido 'roteiro' até Campinas; VÍDEO | G1 - Globo, acessado em janeiro 2, 2026, </text:span><text:a xlink:type="simple" xlink:href="https://g1.globo.com/sp/campinas-regiao/noticia/2024/05/06/moradores-em-situacao-de-rua-enviados-de-outras-cidades-dizem-ter-recebido-roteiro-ate-campinas-video.ghtml" text:style-name="ListLabel_20_469" text:visited-style-name="ListLabel_20_469"><text:span text:style-name="T14">https://g1.globo.com/sp/campinas-regiao/noticia/2024/05/06/moradores-em-situacao-de-rua-enviados-de-outras-cidades-dizem-ter-recebido-roteiro-ate-campinas-video.ghtml</text:span></text:a></text:p>
        </text:list-item>
        <text:list-item>
          <text:p text:style-name="P107"><text:span text:style-name="T12">Acolhimento e atendimento à pessoas em situação de rua - Portal PMC - Administração, acessado em janeiro 2, 2026, </text:span><text:a xlink:type="simple" xlink:href="http://portal-api.campinas.sp.gov.br/servico/acolhimento-e-atendimento-pessoas-em-situacao-de-rua" text:style-name="ListLabel_20_469" text:visited-style-name="ListLabel_20_469"><text:span text:style-name="T14">http://portal-api.campinas.sp.gov.br/servico/acolhimento-e-atendimento-pessoas-em-situacao-de-rua</text:span></text:a></text:p>
        </text:list-item>
        <text:list-item>
          <text:p text:style-name="P107"><text:span text:style-name="T12">Serviço: Acolhimento e atendimento à pessoas em situação de rua - Prefeitura Municipal de Campinas, acessado em janeiro 2, 2026, </text:span><text:a xlink:type="simple" xlink:href="https://campinas.sp.gov.br/servico/acolhimento-e-atendimento-a-pessoas-em-situacao-de-rua" text:style-name="ListLabel_20_469" text:visited-style-name="ListLabel_20_469"><text:span text:style-name="T14">https://campinas.sp.gov.br/servico/acolhimento-e-atendimento-a-pessoas-em-situacao-de-rua</text:span></text:a></text:p>
        </text:list-item>
        <text:list-item>
          <text:p text:style-name="P107"><text:span text:style-name="T12">TELEFONES ÚTEIS - Pop Rua - Prefeitura Municipal de Campinas, acessado em janeiro 2, 2026, </text:span><text:a xlink:type="simple" xlink:href="https://campinas.sp.gov.br/sites/poprua/telefones-uteis" text:style-name="ListLabel_20_469" text:visited-style-name="ListLabel_20_469"><text:span text:style-name="T14">https://campinas.sp.gov.br/sites/poprua/telefones-uteis</text:span></text:a></text:p>
        </text:list-item>
        <text:list-item>
          <text:p text:style-name="P107"><text:span text:style-name="T12">SOS Rua já distribuiu 6,3 mil cobertores à população em situação de rua - Prefeitura Municipal de Campinas, acessado em janeiro 2, 2026, </text:span><text:a xlink:type="simple" xlink:href="https://campinas.sp.gov.br/noticias/91015/sos-rua-ja-distribuiu-6-3-mil-cobertores-a-populacao-em-situacao-de-rua" text:style-name="ListLabel_20_469" text:visited-style-name="ListLabel_20_469"><text:span text:style-name="T14">https://campinas.sp.gov.br/noticias/91015/sos-rua-ja-distribuiu-6-3-mil-cobertores-a-populacao-em-situacao-de-rua</text:span></text:a></text:p>
        </text:list-item>
        <text:list-item>
          <text:p text:style-name="P107"><text:span text:style-name="T12">Consultório na Rua de Campinas completa 10 anos de atendimento itinerante, acessado em janeiro 2, 2026, </text:span><text:a xlink:type="simple" xlink:href="https://campinas.sp.gov.br/noticias/94215/consultorio-na-rua-de-campinas-completa-10-anos-de-atendimento-itinerante" text:style-name="ListLabel_20_469" text:visited-style-name="ListLabel_20_469"><text:span text:style-name="T14">https://campinas.sp.gov.br/noticias/94215/consultorio-na-rua-de-campinas-completa-10-anos-de-atendimento-itinerante</text:span></text:a></text:p>
        </text:list-item>
        <text:list-item>
          <text:p text:style-name="P107"><text:span text:style-name="T12">Consultório na Rua - Secretaria de Estado da Saúde, acessado em janeiro 2, 2026, </text:span><text:a xlink:type="simple" xlink:href="https://antigo.saude.sc.gov.br/index.php/documentos/atencao-basica/consultorio-na-rua" text:style-name="ListLabel_20_469" text:visited-style-name="ListLabel_20_469"><text:span text:style-name="T14">https://antigo.saude.sc.gov.br/index.php/documentos/atencao-basica/consultorio-na-rua</text:span></text:a></text:p>
        </text:list-item>
        <text:list-item>
          <text:p text:style-name="P107"><text:span text:style-name="T12">Casa Antônio Fernando dos Santos - Cáritas Campinas, acessado em janeiro 2, 2026, </text:span><text:a xlink:type="simple" xlink:href="https://caritascampinas.org.br/casa-antonio-fernando-dos-santos/" text:style-name="ListLabel_20_469" text:visited-style-name="ListLabel_20_469"><text:span text:style-name="T14">https://caritascampinas.org.br/casa-antonio-fernando-dos-santos/</text:span></text:a></text:p>
        </text:list-item>
        <text:list-item>
          <text:p text:style-name="P107"><text:span text:style-name="T12">Campinas (SP): ONGs que oferecem apoio à população de rua - Doalink, acessado em janeiro 2, 2026, </text:span><text:a xlink:type="simple" xlink:href="https://doalink.com.br/ongs/campinas-sp-ongs-que-oferecem-apoio-a-populacao-de-rua" text:style-name="ListLabel_20_469" text:visited-style-name="ListLabel_20_469"><text:span text:style-name="T14">https://doalink.com.br/ongs/campinas-sp-ongs-que-oferecem-apoio-a-populacao-de-rua</text:span></text:a></text:p>
        </text:list-item>
        <text:list-item>
          <text:p text:style-name="P107"><text:span text:style-name="T12">Abrigos públicos recebem 170 pessoas em situação de extrema pobreza na noite mais gelada do ano em Campinas | G1, acessado em janeiro 2, 2026, </text:span><text:a xlink:type="simple" xlink:href="https://g1.globo.com/sp/campinas-regiao/noticia/2022/05/18/abrigos-publicos-recebem-170-pessoas-em-situacao-de-extrema-pobreza-na-noite-mais-gelada-do-ano-em-campinas.ghtml" text:style-name="ListLabel_20_469" text:visited-style-name="ListLabel_20_469"><text:span text:style-name="T14">https://g1.globo.com/sp/campinas-regiao/noticia/2022/05/18/abrigos-publicos-recebem-170-pessoas-em-situacao-de-extrema-pobreza-na-noite-mais-gelada-do-ano-em-campinas.ghtml</text:span></text:a></text:p>
        </text:list-item>
        <text:list-item>
          <text:p text:style-name="P107"><text:span text:style-name="T12">Segunda semana da Operação Inverno resultou em 375 abordagens - Prefeitura Municipal de Campinas, acessado em janeiro 2, 2026, </text:span><text:a xlink:type="simple" xlink:href="https://campinas.sp.gov.br/noticias/105367/segunda-semana-da-operacao-inverno-resultou-em-375-abordagens" text:style-name="ListLabel_20_469" text:visited-style-name="ListLabel_20_469"><text:span text:style-name="T14">https://campinas.sp.gov.br/noticias/105367/segunda-semana-da-operacao-inverno-resultou-em-375-abordagens</text:span></text:a></text:p>
        </text:list-item>
        <text:list-item>
          <text:p text:style-name="P107"><text:span text:style-name="T12">Com dia mais gelado do ano, Campinas usa abrigo emergencial para acolher pessoas em situação de rua | G1, acessado em janeiro 2, 2026, </text:span><text:a xlink:type="simple" xlink:href="https://g1.globo.com/sp/campinas-regiao/noticia/2025/05/29/com-dia-mais-gelado-do-ano-campinas-usa-abrigo-emergencial-para-acolher-pessoas-em-situacao-de-rua.ghtml" text:style-name="ListLabel_20_469" text:visited-style-name="ListLabel_20_469"><text:span text:style-name="T14">https://g1.globo.com/sp/campinas-regiao/noticia/2025/05/29/com-dia-mais-gelado-do-ano-campinas-usa-abrigo-emergencial-para-acolher-pessoas-em-situacao-de-rua.ghtml</text:span></text:a></text:p>
        </text:list-item>
        <text:list-item>
          <text:p text:style-name="P107"><text:span text:style-name="T12">Manual sobre o cuidado à saúde junto a população em situação de rua - Portal Gov.br, acessado em janeiro 2, 2026, </text:span><text:a xlink:type="simple" xlink:href="https://www.gov.br/saude/pt-br/composicao/saps/equidade/publicacoes/populacao-em-situacao-de-rua/manual_cuidado_populalcao_rua.pdf" text:style-name="ListLabel_20_469" text:visited-style-name="ListLabel_20_469"><text:span text:style-name="T14">https://www.gov.br/saude/pt-br/composicao/saps/equidade/publicacoes/populacao-em-situacao-de-rua/manual_cuidado_populalcao_rua.pdf</text:span></text:a></text:p>
        </text:list-item>
        <text:list-item>
          <text:p text:style-name="P107"><text:span text:style-name="T12">Guia Estratégico para o Cuidado de Pessoas com Necessidades Relacionadas ao Consumo de Álcool e Outras Drogas - MPCE, acessado em janeiro 2, 2026, </text:span><text:a xlink:type="simple" xlink:href="https://mpce.mp.br/wp-content/uploads/2016/03/Guia-Estrat%C3%A9gico-para-o-Cuidado-de-Pessoas-com-Necessidades-Relacionadas-ao-Consumo-de-%C3%81lcool-e-Outras-Drogas-Guia.pdf" text:style-name="ListLabel_20_469" text:visited-style-name="ListLabel_20_469"><text:span text:style-name="T14">https://mpce.mp.br/wp-content/uploads/2016/03/Guia-Estrat%C3%A9gico-para-o-Cuidado-de-Pessoas-com-Necessidades-Relacionadas-ao-Consumo-de-%C3%81lcool-e-Outras-Drogas-Guia.pdf</text:span></text:a></text:p>
        </text:list-item>
        <text:list-item>
          <text:p text:style-name="P107"><text:soft-page-break/><text:span text:style-name="T12">DOC - Prefeitura, acessado em janeiro 2, 2026, </text:span><text:a xlink:type="simple" xlink:href="https://www.prefeitura.sp.gov.br/cidade/secretarias/upload/direitos_humanos/DROGAS/COMUDA/atas_23/ATA_COMUDA_04abril23.docx" text:style-name="ListLabel_20_469" text:visited-style-name="ListLabel_20_469"><text:span text:style-name="T14">https://www.prefeitura.sp.gov.br/cidade/secretarias/upload/direitos_humanos/DROGAS/COMUDA/atas_23/ATA_COMUDA_04abril23.docx</text:span></text:a></text:p>
        </text:list-item>
        <text:list-item>
          <text:p text:style-name="P107"><text:span text:style-name="T12">Cursos - Centro de Convivência É de Lei, acessado em janeiro 2, 2026, </text:span><text:a xlink:type="simple" xlink:href="https://edelei.org/cursos/cursos/introducao-a-reducao-de-danos/" text:style-name="ListLabel_20_469" text:visited-style-name="ListLabel_20_469"><text:span text:style-name="T14">https://edelei.org/cursos/cursos/introducao-a-reducao-de-danos/</text:span></text:a></text:p>
        </text:list-item>
        <text:list-item>
          <text:p text:style-name="P107"><text:span text:style-name="T12">Avaliação da implementação do Consultório na Rua: uma proposta metodológica - Dialnet, acessado em janeiro 2, 2026, </text:span><text:a xlink:type="simple" xlink:href="https://dialnet.unirioja.es/descarga/articulo/9535817.pdf" text:style-name="ListLabel_20_469" text:visited-style-name="ListLabel_20_469"><text:span text:style-name="T14">https://dialnet.unirioja.es/descarga/articulo/9535817.pdf</text:span></text:a></text:p>
        </text:list-item>
        <text:list-item>
          <text:p text:style-name="P107"><text:span text:style-name="T12">Urgências em Saúde Mental - BVS, acessado em janeiro 2, 2026, </text:span><text:a xlink:type="simple" xlink:href="https://docs.bvsalud.org/biblioref/2022/10/1379433/cartilha-de-saude-mental-2022v2.pdf" text:style-name="ListLabel_20_469" text:visited-style-name="ListLabel_20_469"><text:span text:style-name="T14">https://docs.bvsalud.org/biblioref/2022/10/1379433/cartilha-de-saude-mental-2022v2.pdf</text:span></text:a></text:p>
        </text:list-item>
        <text:list-item>
          <text:p text:style-name="P107"><text:span text:style-name="T12">Primeiros Cuidados Psicológicos: guia para trabalhadores de campo - COSEMS/SP, acessado em janeiro 2, 2026, </text:span><text:a xlink:type="simple" xlink:href="https://www.cosemssp.org.br/wp-content/uploads/2020/03/GUIA_PCP_portugues_WEB.pdf" text:style-name="ListLabel_20_469" text:visited-style-name="ListLabel_20_469"><text:span text:style-name="T14">https://www.cosemssp.org.br/wp-content/uploads/2020/03/GUIA_PCP_portugues_WEB.pdf</text:span></text:a></text:p>
        </text:list-item>
        <text:list-item>
          <text:p text:style-name="P107"><text:span text:style-name="T12">Primeiros Socorros Psicológicos - Ordem dos Psicólogos, acessado em janeiro 2, 2026, </text:span><text:a xlink:type="simple" xlink:href="https://www.ordemdospsicologos.pt/ficheiros/documentos/primeiros_socorros_psicologicos.pdf" text:style-name="ListLabel_20_469" text:visited-style-name="ListLabel_20_469"><text:span text:style-name="T14">https://www.ordemdospsicologos.pt/ficheiros/documentos/primeiros_socorros_psicologicos.pdf</text:span></text:a></text:p>
        </text:list-item>
        <text:list-item>
          <text:p text:style-name="P107"><text:span text:style-name="T12">Curso de introdução à redução de danos 2025 - Centro de Convivência É de Lei, acessado em janeiro 2, 2026, </text:span><text:a xlink:type="simple" xlink:href="https://edelei.org/curso-de-introducao-a-reducao-de-danos-2025/" text:style-name="ListLabel_20_469" text:visited-style-name="ListLabel_20_469"><text:span text:style-name="T14">https://edelei.org/curso-de-introducao-a-reducao-de-danos-2025/</text:span></text:a></text:p>
        </text:list-item>
        <text:list-item>
          <text:p text:style-name="P107"><text:span text:style-name="T12">Saúde Mental - Acervo de Recursos Educacionais em Saúde - UNA-SUS, acessado em janeiro 2, 2026, </text:span><text:a xlink:type="simple" xlink:href="https://ares.unasus.gov.br/acervo/html/ARES/3109/1/M%C3%B3dulo%202%20SM.pdf" text:style-name="ListLabel_20_469" text:visited-style-name="ListLabel_20_469"><text:span text:style-name="T14">https://ares.unasus.gov.br/acervo/html/ARES/3109/1/M%C3%B3dulo%202%20SM.pdf</text:span></text:a></text:p>
        </text:list-item>
        <text:list-item>
          <text:p text:style-name="P107"><text:span text:style-name="T12">Saúde Mental - UNA-SUS, acessado em janeiro 2, 2026, </text:span><text:a xlink:type="simple" xlink:href="https://ares.unasus.gov.br/acervo/html/ARES/3108/1/M%C3%B3dulo%201%20SM.pdf" text:style-name="ListLabel_20_469" text:visited-style-name="ListLabel_20_469"><text:span text:style-name="T14">https://ares.unasus.gov.br/acervo/html/ARES/3108/1/M%C3%B3dulo%201%20SM.pdf</text:span></text:a></text:p>
        </text:list-item>
        <text:list-item>
          <text:p text:style-name="P107"><text:span text:style-name="T12">Direitos Humanos e saúde mental - Curso permanente Damião Ximenes Lopes - Escola Virtual Gov, acessado em janeiro 2, 2026, </text:span><text:a xlink:type="simple" xlink:href="https://www.escolavirtual.gov.br/curso/881" text:style-name="ListLabel_20_469" text:visited-style-name="ListLabel_20_469"><text:span text:style-name="T14">https://www.escolavirtual.gov.br/curso/881</text:span></text:a></text:p>
        </text:list-item>
        <text:list-item>
          <text:p text:style-name="P107"><text:span text:style-name="T12">pessoas em situação de rua | Campus Virtual Fiocruz, acessado em janeiro 2, 2026, </text:span><text:a xlink:type="simple" xlink:href="https://campusvirtual.fiocruz.br/portal/?q=palavra-chave-de-documentos/pessoas-em-situa%C3%A7%C3%A3o-de-rua" text:style-name="ListLabel_20_469" text:visited-style-name="ListLabel_20_469"><text:span text:style-name="T14">https://campusvirtual.fiocruz.br/portal/?q=palavra-chave-de-documentos/pessoas-em-situa%C3%A7%C3%A3o-de-rua</text:span></text:a></text:p>
        </text:list-item>
        <text:list-item>
          <text:p text:style-name="P107"><text:span text:style-name="T12">FALA CAPS AD ( podcast informativo de saúde mental ) - Nós Na Rede - Fundação Oswaldo Cruz (Fiocruz), acessado em janeiro 2, 2026, </text:span><text:a xlink:type="simple" xlink:href="https://brasilia.fiocruz.br/nosnarede/mostra-de-experiencias/fala-caps-ad-podcast-informativo-de-saude-mental/" text:style-name="ListLabel_20_469" text:visited-style-name="ListLabel_20_469"><text:span text:style-name="T14">https://brasilia.fiocruz.br/nosnarede/mostra-de-experiencias/fala-caps-ad-podcast-informativo-de-saude-mental/</text:span></text:a></text:p>
        </text:list-item>
        <text:list-item>
          <text:p text:style-name="P107"><text:span text:style-name="T12">Conexão RD - Podcast - Apple Podcasts, acessado em janeiro 2, 2026, </text:span><text:a xlink:type="simple" xlink:href="https://podcasts.apple.com/us/podcast/conex%C3%A3o-rd/id1516828850" text:style-name="ListLabel_20_469" text:visited-style-name="ListLabel_20_469"><text:span text:style-name="T14">https://podcasts.apple.com/us/podcast/conex%C3%A3o-rd/id1516828850</text:span></text:a></text:p>
        </text:list-item>
        <text:list-item>
          <text:p text:style-name="P107"><text:span text:style-name="T12">Saúde mental, CAPs e redução de danos são temas em novo episódio do Psicologia Polifônica - UNIFOR, acessado em janeiro 2, 2026, </text:span><text:a xlink:type="simple" xlink:href="https://unifor.br/-/saude-mental-caps-e-reducao-de-danos-sao-temas-em-novo-episodio-do-psicologia-polifonica" text:style-name="ListLabel_20_469" text:visited-style-name="ListLabel_20_469"><text:span text:style-name="T14">https://unifor.br/-/saude-mental-caps-e-reducao-de-danos-sao-temas-em-novo-episodio-do-psicologia-polifonica</text:span></text:a></text:p>
        </text:list-item>
        <text:list-item>
          <text:p text:style-name="P107"><text:span text:style-name="T12">POPULAÇÃO EM SITUAÇÃO DE RUA - Diagnóstico com base nos dados e informações disponíveis em registros administrativos e, acessado em janeiro 2, 2026, </text:span><text:a xlink:type="simple" xlink:href="https://www.gov.br/mdh/pt-br/navegue-por-temas/populacao-em-situacao-de-rua/publicacoes/relat_pop_rua_digital.pdf" text:style-name="ListLabel_20_469" text:visited-style-name="ListLabel_20_469"><text:span text:style-name="T14">https://www.gov.br/mdh/pt-br/navegue-por-temas/populacao-em-situacao-de-rua/publicacoes/relat_pop_rua_digital.pdf</text:span></text:a></text:p>
        </text:list-item>
        <text:list-item>
          <text:p text:style-name="P107"><text:span text:style-name="T12">1 PONTIFÍCIA UNIVERSIDADE CATÓLICA DE CAMPINAS TAMIRES SOUSA DA ROCHA POPULAÇÃO EM SITUAÇÃO DE RUA E SUAS RELAÇÕES INTER, acessado em janeiro 2, 2026, </text:span><text:a xlink:type="simple" xlink:href="https://repositorio.sis.puc-campinas.edu.br/bitstream/handle/123456789/18076/hjs_servicosocial_tcc_rocha_ta.pdf?sequence=1&amp;isAllowed=y" text:style-name="ListLabel_20_469" text:visited-style-name="ListLabel_20_469"><text:span text:style-name="T14">https://repositorio.sis.puc-campinas.edu.br/bitstream/handle/123456789/18076/hjs_servicosocial_tcc_rocha_ta.pdf?sequence=1&amp;isAllowed=y</text:span></text:a></text:p>
        </text:list-item>
        <text:list-item>
          <text:p text:style-name="P107"><text:span text:style-name="T12">cartilha campinas acessivel.cdr, acessado em janeiro 2, 2026, </text:span><text:a xlink:type="simple" xlink:href="https://portal-api.campinas.sp.gov.br/sites/default/files/secretarias/arquivos-avulsos/14%20cartilha_campinas_acessivel.pdf" text:style-name="ListLabel_20_469" text:visited-style-name="ListLabel_20_469"><text:span text:style-name="T14">https://portal-api.campinas.sp.gov.br/sites/default/files/secretarias/arquivos-avulsos/14%20cartilha_campinas_acessivel.pdf</text:span></text:a></text:p>
        </text:list-item>
        <text:list-item>
          <text:p text:style-name="P107"><text:span text:style-name="T12">CARTILHA CAMPANHA 24.indd - ANADEP, acessado em janeiro 2, 2026, </text:span><text:a xlink:type="simple" xlink:href="https://www.anadep.org.br/wtksite/CARTILHA_CAMPANHA_24-DIGITAL.pdf" text:style-name="ListLabel_20_469" text:visited-style-name="ListLabel_20_469"><text:span text:style-name="T14">https://www.anadep.org.br/wtksite/CARTILHA_CAMPANHA_24-DIGITAL.pdf</text:span></text:a></text:p>
        </text:list-item>
        <text:list-item>
          <text:p text:style-name="P107"><text:span text:style-name="T12">PLANO DE ATUAÇÃO DPESP - Defensoria Pública, acessado em janeiro 2, 2026, </text:span><text:a xlink:type="simple" xlink:href="https://www.defensoria.sp.def.br/documents/20122/230265/202020921_VII_Plano_Atuacao_DPESP.pdf/fe886fa6-319b-882b-86cf-413e2eec3433?t=1632403778565" text:style-name="ListLabel_20_469" text:visited-style-name="ListLabel_20_469"><text:span text:style-name="T14">https://www.defensoria.sp.def.br/documents/20122/230265/202020921_VII_Plano_Atuacao_DPESP.pdf/fe886fa6-319b-882b-86cf-413e2eec3433?t=1632403778565</text:span></text:a></text:p>
        </text:list-item>
        <text:list-item>
          <text:p text:style-name="P107"><text:span text:style-name="T12">A rua existe e resiste: documentário do Movimento Nacional da População em Situação de Rua - YouTube, acessado em janeiro 2, 2026, </text:span><text:a xlink:type="simple" xlink:href="https://www.youtube.com/watch?v=Wle7uW6pToQ" text:style-name="ListLabel_20_469" text:visited-style-name="ListLabel_20_469"><text:span text:style-name="T14">https://www.youtube.com/watch?v=Wle7uW6pToQ</text:span></text:a></text:p>
        </text:list-item>
        <text:list-item>
          <text:p text:style-name="P107"><text:span text:style-name="T12">População de rua no Brasil - 21/02/2025 #ParticipaçãoPopular - YouTube, acessado em janeiro 2, 2026, </text:span><text:a xlink:type="simple" xlink:href="https://www.youtube.com/watch?v=zjKpX3v0VDo" text:style-name="ListLabel_20_469" text:visited-style-name="ListLabel_20_469"><text:span text:style-name="T14">https://www.youtube.com/watch?v=zjKpX3v0VDo</text:span></text:a></text:p>
        </text:list-item>
        <text:list-item>
          <text:p text:style-name="P107"><text:soft-page-break/><text:span text:style-name="T12">Comitê Intersetorial de Acompanhamento e Monitoramento da Política da População em Situação de Rua | Secretaria da Justiça e Cidadania, acessado em janeiro 2, 2026, </text:span><text:a xlink:type="simple" xlink:href="https://www.justica.pr.gov.br/Pagina/CIAMP-Rua" text:style-name="ListLabel_20_469" text:visited-style-name="ListLabel_20_469"><text:span text:style-name="T14">https://www.justica.pr.gov.br/Pagina/CIAMP-Rua</text:span></text:a></text:p>
        </text:list-item>
        <text:list-item>
          <text:p text:style-name="P107"><text:span text:style-name="T12">Jornalismo popular: CDHLG no jornal “O Trecheiro” - Clínica de Direitos Humanos Luiz Gama, acessado em janeiro 2, 2026, </text:span><text:a xlink:type="simple" xlink:href="https://cdhluizgama.com.br/jornalismo-popular-cdhlg-no-jornal-o-trecheiro/" text:style-name="ListLabel_20_469" text:visited-style-name="ListLabel_20_469"><text:span text:style-name="T14">https://cdhluizgama.com.br/jornalismo-popular-cdhlg-no-jornal-o-trecheiro/</text:span></text:a></text:p>
        </text:list-item>
        <text:list-item>
          <text:p text:style-name="P107"><text:span text:style-name="T12">Discurso e protagonismo: população em situação de rua na produção discursiva de </text:span><text:span text:style-name="T13">O Trecheiro</text:span><text:span text:style-name="T12"> - SciELO, acessado em janeiro 2, 2026, </text:span><text:a xlink:type="simple" xlink:href="https://www.scielo.br/j/rbla/a/zNrtzMmPnDm55XP7YxKF5Rm/" text:style-name="ListLabel_20_469" text:visited-style-name="ListLabel_20_469"><text:span text:style-name="T14">https://www.scielo.br/j/rbla/a/zNrtzMmPnDm55XP7YxKF5Rm/</text:span></text:a></text:p>
        </text:list-item>
        <text:list-item>
          <text:p text:style-name="P107"><text:span text:style-name="T12">Documentário - A rua tem cor - YouTube, acessado em janeiro 2, 2026, </text:span><text:a xlink:type="simple" xlink:href="https://www.youtube.com/watch?v=0oUFazXOvb4" text:style-name="ListLabel_20_469" text:visited-style-name="ListLabel_20_469"><text:span text:style-name="T14">https://www.youtube.com/watch?v=0oUFazXOvb4</text:span></text:a></text:p>
        </text:list-item>
        <text:list-item>
          <text:p text:style-name="P107"><text:span text:style-name="T12">Pega a Visão para as Diversidades nas Ruas e Escolas - YouTube, acessado em janeiro 2, 2026, </text:span><text:a xlink:type="simple" xlink:href="https://www.youtube.com/watch?v=YGs31PKNT1s" text:style-name="ListLabel_20_469" text:visited-style-name="ListLabel_20_469"><text:span text:style-name="T14">https://www.youtube.com/watch?v=YGs31PKNT1s</text:span></text:a></text:p>
        </text:list-item>
        <text:list-item>
          <text:p text:style-name="P107"><text:span text:style-name="T12">No frio, situação dos moradores de rua se agrava - YouTube, acessado em janeiro 2, 2026, </text:span><text:a xlink:type="simple" xlink:href="https://www.youtube.com/watch?v=aXp3XxydaPU" text:style-name="ListLabel_20_469" text:visited-style-name="ListLabel_20_469"><text:span text:style-name="T14">https://www.youtube.com/watch?v=aXp3XxydaPU</text:span></text:a></text:p>
        </text:list-item>
        <text:list-item>
          <text:p text:style-name="P107"><text:span text:style-name="T12">RMC aprova proposta integrada voltada à população de rua - Hora Campinas, acessado em janeiro 2, 2026, </text:span><text:a xlink:type="simple" xlink:href="https://horacampinas.com.br/rmc-aprova-proposta-integrada-voltada-a-populacao-de-rua/" text:style-name="ListLabel_20_469" text:visited-style-name="ListLabel_20_469"><text:span text:style-name="T14">https://horacampinas.com.br/rmc-aprova-proposta-integrada-voltada-a-populacao-de-rua/</text:span></text:a></text:p>
        </text:list-item>
        <text:list-item>
          <text:p text:style-name="P107"><text:span text:style-name="T12">Social inequalities mark the organization of urban spaces. - YouTube, acessado em janeiro 2, 2026, </text:span><text:a xlink:type="simple" xlink:href="https://www.youtube.com/watch?v=w_WCtf6DYqk" text:style-name="ListLabel_20_469" text:visited-style-name="ListLabel_20_469"><text:span text:style-name="T14">https://www.youtube.com/watch?v=w_WCtf6DYqk</text:span></text:a></text:p>
        </text:list-item>
        <text:list-item>
          <text:p text:style-name="P107"><text:span text:style-name="T12">Separadas por 20 anos, mulheres em situação de rua criam amizade sem saberem que são mãe e filha | G1 - Globo, acessado em janeiro 2, 2026, </text:span><text:a xlink:type="simple" xlink:href="https://g1.globo.com/sp/campinas-regiao/noticia/2025/06/12/separadas-por-20-anos-mulheres-em-situacao-de-rua-criam-amizade-sem-saberem-que-sao-mae-e-filha.ghtml" text:style-name="ListLabel_20_469" text:visited-style-name="ListLabel_20_469"><text:span text:style-name="T14">https://g1.globo.com/sp/campinas-regiao/noticia/2025/06/12/separadas-por-20-anos-mulheres-em-situacao-de-rua-criam-amizade-sem-saberem-que-sao-mae-e-filha.ghtml</text:span></text:a></text:p>
        </text:list-item>
        <text:list-item>
          <text:p text:style-name="P107"><text:span text:style-name="T12">lauro josé de assunção rosa cardoso multileituras imagéticas: orfeu negro (1959) - Repositório Institucional, acessado em janeiro 2, 2026, </text:span><text:a xlink:type="simple" xlink:href="https://repositorio.unilab.edu.br/jspui/bitstream/123456789/604/1/2017_mono_lcardoso.pdf" text:style-name="ListLabel_20_469" text:visited-style-name="ListLabel_20_469"><text:span text:style-name="T14">https://repositorio.unilab.edu.br/jspui/bitstream/123456789/604/1/2017_mono_lcardoso.pdf</text:span></text:a></text:p>
        </text:list-item>
        <text:list-item>
          <text:p text:style-name="P107"><text:span text:style-name="T12">Com nova frente fria, Campinas amplia acolhimento e chega a 180 vagas para pessoas em situação de rua | G1 - Globo, acessado em janeiro 2, 2026, </text:span><text:a xlink:type="simple" xlink:href="https://g1.globo.com/sp/campinas-regiao/noticia/2025/06/24/com-nova-frente-fria-campinas-amplia-acolhimento-e-chega-a-180-vagas-para-pessoas-em-situacao-de-rua.ghtml" text:style-name="ListLabel_20_469" text:visited-style-name="ListLabel_20_469"><text:span text:style-name="T14">https://g1.globo.com/sp/campinas-regiao/noticia/2025/06/24/com-nova-frente-fria-campinas-amplia-acolhimento-e-chega-a-180-vagas-para-pessoas-em-situacao-de-rua.ghtml</text:span></text:a></text:p>
        </text:list-item>
        <text:list-item>
          <text:p text:style-name="P107"><text:span text:style-name="T12">Relatório de Gestão 2018 Secretaria Municipal de Assistência Social, Pessoa com Deficiência e Direitos Humanos Prefeitura Municipal de Campinas, acessado em janeiro 2, 2026, </text:span><text:a xlink:type="simple" xlink:href="https://portal-api.campinas.sp.gov.br/sites/default/files/secretarias/arquivos-avulsos/131/2023/09/01-152215/2018.pdf" text:style-name="ListLabel_20_469" text:visited-style-name="ListLabel_20_469"><text:span text:style-name="T14">https://portal-api.campinas.sp.gov.br/sites/default/files/secretarias/arquivos-avulsos/131/2023/09/01-152215/2018.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7" style:display-name="ListLabel 2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8" style:display-name="ListLabel 2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9" style:display-name="ListLabel 2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0" style:display-name="ListLabel 2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1" style:display-name="ListLabel 2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2" style:display-name="ListLabel 2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3" style:display-name="ListLabel 2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4" style:display-name="ListLabel 2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5" style:display-name="ListLabel 2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6" style:display-name="ListLabel 2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7" style:display-name="ListLabel 2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8" style:display-name="ListLabel 2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9" style:display-name="ListLabel 2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0" style:display-name="ListLabel 2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0" style:display-name="ListLabel 2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1" style:display-name="ListLabel 2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2" style:display-name="ListLabel 2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3" style:display-name="ListLabel 2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4" style:display-name="ListLabel 2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5" style:display-name="ListLabel 2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6" style:display-name="ListLabel 2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7" style:display-name="ListLabel 2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8" style:display-name="ListLabel 2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9" style:display-name="ListLabel 2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0" style:display-name="ListLabel 2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1" style:display-name="ListLabel 2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2" style:display-name="ListLabel 2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3" style:display-name="ListLabel 2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4" style:display-name="ListLabel 2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5" style:display-name="ListLabel 2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6" style:display-name="ListLabel 2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7" style:display-name="ListLabel 2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9" style:display-name="ListLabel 2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0" style:display-name="ListLabel 2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4" style:display-name="ListLabel 2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5" style:display-name="ListLabel 2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6" style:display-name="ListLabel 2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7" style:display-name="ListLabel 2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8" style:display-name="ListLabel 2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9" style:display-name="ListLabel 2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0" style:display-name="ListLabel 3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1" style:display-name="ListLabel 3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2" style:display-name="ListLabel 3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1" style:display-name="ListLabel 3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2" style:display-name="ListLabel 3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3" style:display-name="ListLabel 3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4" style:display-name="ListLabel 3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5" style:display-name="ListLabel 3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6" style:display-name="ListLabel 3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7" style:display-name="ListLabel 3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8" style:display-name="ListLabel 3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9" style:display-name="ListLabel 3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0" style:display-name="ListLabel 3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1" style:display-name="ListLabel 3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2" style:display-name="ListLabel 3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3" style:display-name="ListLabel 3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4" style:display-name="ListLabel 3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5" style:display-name="ListLabel 3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6" style:display-name="ListLabel 3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7" style:display-name="ListLabel 3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8" style:display-name="ListLabel 3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3" style:display-name="ListLabel 3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4" style:display-name="ListLabel 3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5" style:display-name="ListLabel 3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6" style:display-name="ListLabel 3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7" style:display-name="ListLabel 3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8" style:display-name="ListLabel 3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9" style:display-name="ListLabel 3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0" style:display-name="ListLabel 3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1" style:display-name="ListLabel 3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2" style:display-name="ListLabel 3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3" style:display-name="ListLabel 3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4" style:display-name="ListLabel 3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5" style:display-name="ListLabel 3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6" style:display-name="ListLabel 3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7" style:display-name="ListLabel 3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8" style:display-name="ListLabel 3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9" style:display-name="ListLabel 3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0" style:display-name="ListLabel 3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1" style:display-name="ListLabel 3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2" style:display-name="ListLabel 3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3" style:display-name="ListLabel 3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4" style:display-name="ListLabel 3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5" style:display-name="ListLabel 3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6" style:display-name="ListLabel 3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7" style:display-name="ListLabel 3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8" style:display-name="ListLabel 3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9" style:display-name="ListLabel 3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0" style:display-name="ListLabel 3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1" style:display-name="ListLabel 3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2" style:display-name="ListLabel 3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3" style:display-name="ListLabel 3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4" style:display-name="ListLabel 3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5" style:display-name="ListLabel 3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6" style:display-name="ListLabel 3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7" style:display-name="ListLabel 3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8" style:display-name="ListLabel 3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8" style:display-name="ListLabel 3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9" style:display-name="ListLabel 3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0" style:display-name="ListLabel 3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1" style:display-name="ListLabel 3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2" style:display-name="ListLabel 3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3" style:display-name="ListLabel 3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4" style:display-name="ListLabel 3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5" style:display-name="ListLabel 3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6" style:display-name="ListLabel 3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7" style:display-name="ListLabel 3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8" style:display-name="ListLabel 3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9" style:display-name="ListLabel 3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0" style:display-name="ListLabel 4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1" style:display-name="ListLabel 4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2" style:display-name="ListLabel 4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3" style:display-name="ListLabel 4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4" style:display-name="ListLabel 4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5" style:display-name="ListLabel 4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6" style:display-name="ListLabel 4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7" style:display-name="ListLabel 4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8" style:display-name="ListLabel 4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9" style:display-name="ListLabel 4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0" style:display-name="ListLabel 4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1" style:display-name="ListLabel 4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2" style:display-name="ListLabel 4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3" style:display-name="ListLabel 4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4" style:display-name="ListLabel 4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5" style:display-name="ListLabel 4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6" style:display-name="ListLabel 4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7" style:display-name="ListLabel 4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8" style:display-name="ListLabel 4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9" style:display-name="ListLabel 4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0" style:display-name="ListLabel 4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1" style:display-name="ListLabel 4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2" style:display-name="ListLabel 4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3" style:display-name="ListLabel 4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4" style:display-name="ListLabel 4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5" style:display-name="ListLabel 4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6" style:display-name="ListLabel 4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7" style:display-name="ListLabel 4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8" style:display-name="ListLabel 4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9" style:display-name="ListLabel 4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0" style:display-name="ListLabel 4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1" style:display-name="ListLabel 4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2" style:display-name="ListLabel 4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3" style:display-name="ListLabel 4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4" style:display-name="ListLabel 4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5" style:display-name="ListLabel 4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6" style:display-name="ListLabel 4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7" style:display-name="ListLabel 4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8" style:display-name="ListLabel 4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9" style:display-name="ListLabel 4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0" style:display-name="ListLabel 4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1" style:display-name="ListLabel 4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2" style:display-name="ListLabel 4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3" style:display-name="ListLabel 4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4" style:display-name="ListLabel 4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5" style:display-name="ListLabel 4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6" style:display-name="ListLabel 4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7" style:display-name="ListLabel 4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8" style:display-name="ListLabel 4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9" style:display-name="ListLabel 4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0" style:display-name="ListLabel 4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1" style:display-name="ListLabel 4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2" style:display-name="ListLabel 4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3" style:display-name="ListLabel 4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4" style:display-name="ListLabel 4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5" style:display-name="ListLabel 4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6" style:display-name="ListLabel 4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7" style:display-name="ListLabel 4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8" style:display-name="ListLabel 4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9" style:display-name="ListLabel 4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0" style:display-name="ListLabel 4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1" style:display-name="ListLabel 4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2" style:display-name="ListLabel 4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3" style:display-name="ListLabel 4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4" style:display-name="ListLabel 4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5" style:display-name="ListLabel 4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6" style:display-name="ListLabel 4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7" style:display-name="ListLabel 4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8" style:display-name="ListLabel 4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9" style:display-name="ListLabel 469"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24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26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3" meta:paragraph-count="282" meta:word-count="6077" meta:character-count="43288" meta:non-whitespace-character-count="37651"/>
    <meta:generator>LibreOfficeDev/6.0.5.2$Linux_X86_64 LibreOffice_project/</meta:generator>
  </office:meta>
</office:document-meta>
</file>